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16.1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4.96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14.09mm"/>
    </style:style>
    <style:style style:name="co9" style:family="table-column">
      <style:table-column-properties fo:break-before="auto" style:column-width="14.39mm"/>
    </style:style>
    <style:style style:name="co10" style:family="table-column">
      <style:table-column-properties fo:break-before="auto" style:column-width="13.23mm"/>
    </style:style>
    <style:style style:name="co11" style:family="table-column">
      <style:table-column-properties fo:break-before="auto" style:column-width="15.54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7.27mm"/>
    </style:style>
    <style:style style:name="co14" style:family="table-column">
      <style:table-column-properties fo:break-before="auto" style:column-width="32.23mm"/>
    </style:style>
    <style:style style:name="co15" style:family="table-column">
      <style:table-column-properties fo:break-before="auto" style:column-width="25.33mm"/>
    </style:style>
    <style:style style:name="co16" style:family="table-column">
      <style:table-column-properties fo:break-before="auto" style:column-width="10.64mm"/>
    </style:style>
    <style:style style:name="co17" style:family="table-column">
      <style:table-column-properties fo:break-before="auto" style:column-width="1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11.8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8" style:family="table-cell" style:parent-style-name="Default" style:data-style-name="N119">
      <style:table-cell-properties fo:background-color="#99ff99"/>
    </style:style>
    <style:style style:name="ce19" style:family="table-cell" style:parent-style-name="Default" style:data-style-name="N119"/>
    <style:style style:name="ce20" style:family="table-cell" style:parent-style-name="Default" style:data-style-name="N2">
      <style:table-cell-properties fo:background-color="#99ff99"/>
    </style:style>
    <style:style style:name="ce4" style:family="table-cell" style:parent-style-name="Default" style:data-style-name="N2"/>
    <style:style style:name="ce23" style:family="table-cell" style:parent-style-name="Default" style:data-style-name="N2">
      <style:text-properties fo:color="#ce181e"/>
    </style:style>
    <style:style style:name="ce24" style:family="table-cell" style:parent-style-name="Default" style:data-style-name="N116">
      <style:table-cell-properties fo:background-color="#fff200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order-bottom="0.06pt solid #9198a1" fo:background-color="#ffffff" style:text-align-source="fix" style:repeat-content="false" fo:border-left="0.06pt solid #9198a1" fo:border-right="0.99pt solid #9198a1" fo:border-top="0.06pt solid #9198a1"/>
      <style:paragraph-properties fo:text-align="end"/>
      <style:text-properties fo:color="#1a1a1a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6" style:family="table-cell" style:parent-style-name="Default" style:data-style-name="N117">
      <style:table-cell-properties fo:background-color="#99ffff"/>
    </style:style>
    <style:style style:name="ce7" style:family="table-cell" style:parent-style-name="Default" style:data-style-name="N117">
      <style:table-cell-properties fo:background-color="#99ff99"/>
    </style:style>
    <style:style style:name="ce8" style:family="table-cell" style:parent-style-name="Default" style:data-style-name="N117">
      <style:table-cell-properties fo:background-color="#ffcc00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99ffff"/>
    </style:style>
    <style:style style:name="ce11" style:family="table-cell" style:parent-style-name="Default" style:data-style-name="N11">
      <style:table-cell-properties fo:background-color="#99ff99"/>
    </style:style>
    <style:style style:name="ce12" style:family="table-cell" style:parent-style-name="Default" style:data-style-name="N11">
      <style:table-cell-properties fo:background-color="#ffcc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7">
      <style:map style:condition="cell-content()&gt;4" style:apply-style-name="Accent_20_1" style:base-cell-address="'Pt1000 Offset OpAmp'.M13"/>
    </style:style>
    <style:style style:name="ce15" style:family="table-cell" style:parent-style-name="Default" style:data-style-name="N117">
      <style:table-cell-properties fo:background-color="#99ffff"/>
      <style:map style:condition="cell-content()&gt;4" style:apply-style-name="Accent_20_1" style:base-cell-address="'Pt1000 Offset OpAmp'.M13"/>
    </style:style>
    <style:style style:name="ce16" style:family="table-cell" style:parent-style-name="Default" style:data-style-name="N117">
      <style:table-cell-properties fo:background-color="#99ff99"/>
      <style:map style:condition="cell-content()&gt;4" style:apply-style-name="Accent_20_1" style:base-cell-address="'Pt1000 Offset OpAmp'.M13"/>
    </style:style>
    <style:style style:name="ce17" style:family="table-cell" style:parent-style-name="Default" style:data-style-name="N117">
      <style:table-cell-properties fo:background-color="#ffcc00"/>
      <style:map style:condition="cell-content()&gt;4" style:apply-style-name="Accent_20_1" style:base-cell-address="'Pt1000 Offset OpAmp'.M13"/>
    </style:style>
    <style:style style:name="ce36" style:family="table-cell" style:parent-style-name="Default">
      <style:table-cell-properties fo:border-bottom="0.06pt solid #9198a1" fo:background-color="#e5e7ec" style:text-align-source="fix" style:repeat-content="false" fo:border-left="0.06pt solid #9198a1" fo:border-right="0.99pt solid #9198a1" fo:border-top="0.06pt solid #9198a1"/>
      <style:paragraph-properties fo:text-align="start" fo:margin-left="0mm"/>
      <style:text-properties fo:color="#1a1a1a" style:text-outline="false" style:text-line-through-style="none" style:text-line-through-type="none" style:font-name="Helvetica-Bold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4pt" style:language-asian="none" style:country-asian="none" style:font-style-asian="normal" style:font-weight-asian="bold" style:font-name-complex="Helvetica-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9198a1" fo:background-color="#e5e7ec" fo:border-left="0.06pt solid #9198a1" fo:border-right="0.99pt solid #9198a1" fo:border-top="0.06pt solid #9198a1"/>
      <style:text-properties fo:color="#1a1a1a" style:text-outline="false" style:text-line-through-style="none" style:text-line-through-type="none" style:font-name="Helvetica-Bold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4pt" style:language-asian="none" style:country-asian="none" style:font-style-asian="normal" style:font-weight-asian="bold" style:font-name-complex="Helvetica-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9198a1" fo:background-color="#ffffff" style:text-align-source="fix" style:repeat-content="false" fo:border-left="0.06pt solid #9198a1" fo:border-right="0.99pt solid #9198a1" fo:border-top="0.06pt solid #9198a1"/>
      <style:paragraph-properties fo:text-align="end"/>
      <style:text-properties fo:color="#1a1a1a" style:text-outline="false" style:text-line-through-style="none" style:text-line-through-type="none" style:font-name="Helvetica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9198a1" fo:background-color="#e5f0ff" style:text-align-source="fix" style:repeat-content="false" fo:border-left="0.06pt solid #9198a1" fo:border-right="0.99pt solid #9198a1" fo:border-top="0.06pt solid #9198a1"/>
      <style:paragraph-properties fo:text-align="end"/>
      <style:text-properties fo:color="#1a1a1a" style:text-outline="false" style:text-line-through-style="none" style:text-line-through-type="none" style:font-name="Helvetica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9198a1" fo:background-color="#e5e7ec" style:text-align-source="fix" style:repeat-content="false" fo:border-left="0.06pt solid #9198a1" fo:border-right="0.99pt solid #9198a1" fo:border-top="0.06pt solid #9198a1"/>
      <style:paragraph-properties fo:text-align="end"/>
      <style:text-properties fo:color="#1a1a1a" style:text-outline="false" style:text-line-through-style="none" style:text-line-through-type="none" style:font-name="Helvetica-Bold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4pt" style:language-asian="none" style:country-asian="none" style:font-style-asian="normal" style:font-weight-asian="bold" style:font-name-complex="Helvetica-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aumsensorTA" table:style-name="ta1">
        <table:table-column table:style-name="co1" table:number-columns-repeated="6" table:default-cell-style-name="Default"/>
        <table:table-column table:style-name="co1" table:default-cell-style-name="ce19"/>
        <table:table-column table:style-name="co1" table:default-cell-style-name="ce4"/>
        <table:table-column table:style-name="co1" table:default-cell-style-name="Default"/>
        <table:table-row table:style-name="ro1" table:number-rows-repeated="6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emp. / °C</text:p>
          </table:table-cell>
          <table:table-cell office:value-type="string" calcext:value-type="string">
            <text:p>R / Ohm</text:p>
          </table:table-cell>
          <table:table-cell office:value-type="string" calcext:value-type="string">
            <text:p>dR/dTmp</text:p>
          </table:table-cell>
          <table:table-cell table:number-columns-repeated="2"/>
          <table:table-cell office:value-type="string" calcext:value-type="string">
            <text:p>Betrieb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" office:value-type="float" office:value="0" calcext:value-type="float">
            <text:p>0,0</text:p>
          </table:table-cell>
          <table:table-cell table:style-name="ce20" office:value-type="float" office:value="1000" calcext:value-type="float">
            <text:p>1000,00</text:p>
          </table:table-cell>
          <table:table-cell table:number-columns-repeated="3"/>
          <table:table-cell office:value-type="string" calcext:value-type="string">
            <text:p>Automatik</text:p>
          </table:table-cell>
          <table:table-cell table:style-name="ce18" office:value-type="float" office:value="0" calcext:value-type="float">
            <text:p>0,0</text:p>
          </table:table-cell>
          <table:table-cell table:style-name="ce20" office:value-type="float" office:value="1000" calcext:value-type="float">
            <text:p>1000,00</text:p>
          </table:table-cell>
          <table:table-cell table:style-name="ce24" office:value-type="float" office:value="3.89863547758285" calcext:value-type="float">
            <text:p>3,8986</text:p>
          </table:table-cell>
        </table:table-row>
        <table:table-row table:style-name="ro1">
          <table:table-cell table:style-name="ce19" office:value-type="float" office:value="1" calcext:value-type="float">
            <text:p>1,0</text:p>
          </table:table-cell>
          <table:table-cell table:style-name="ce4" table:formula="of:=1003.903" office:value-type="float" office:value="1003.903" calcext:value-type="float">
            <text:p>1003,90</text:p>
          </table:table-cell>
          <table:table-cell table:formula="of:=([.B9]-[.B8])/([.A9]-[.A8])" office:value-type="float" office:value="3.90300000000002" calcext:value-type="float">
            <text:p>3,90300000000002</text:p>
          </table:table-cell>
          <table:table-cell table:number-columns-repeated="3"/>
          <table:table-cell office:value-type="float" office:value="1" calcext:value-type="float">
            <text:p>1,0</text:p>
          </table:table-cell>
          <table:table-cell table:formula="of:=([.G9]-[.G8])*[.$I$8]+[.H8]" office:value-type="float" office:value="1003.89863547758" calcext:value-type="float">
            <text:p>1003,90</text:p>
          </table:table-cell>
          <table:table-cell/>
        </table:table-row>
        <table:table-row table:style-name="ro1">
          <table:table-cell table:style-name="ce19" office:value-type="float" office:value="10" calcext:value-type="float">
            <text:p>10,0</text:p>
          </table:table-cell>
          <table:table-cell office:value-type="float" office:value="1039.03" calcext:value-type="float">
            <text:p>1039,03</text:p>
          </table:table-cell>
          <table:table-cell table:formula="of:=([.B10]-[.B9])/([.A10]-[.A9])" office:value-type="float" office:value="3.90299999999999" calcext:value-type="float">
            <text:p>3,90299999999999</text:p>
          </table:table-cell>
          <table:table-cell table:number-columns-repeated="3"/>
          <table:table-cell office:value-type="float" office:value="10" calcext:value-type="float">
            <text:p>10,0</text:p>
          </table:table-cell>
          <table:table-cell table:formula="of:=([.G10]-[.G9])*[.$I$8]+[.H9]" office:value-type="float" office:value="1038.98635477583" calcext:value-type="float">
            <text:p>1038,99</text:p>
          </table:table-cell>
          <table:table-cell/>
        </table:table-row>
        <table:table-row table:style-name="ro1">
          <table:table-cell table:style-name="ce19" office:value-type="float" office:value="20" calcext:value-type="float">
            <text:p>20,0</text:p>
          </table:table-cell>
          <table:table-cell office:value-type="float" office:value="1077.94" calcext:value-type="float">
            <text:p>1077,94</text:p>
          </table:table-cell>
          <table:table-cell table:formula="of:=([.B11]-[.B10])/([.A11]-[.A10])" office:value-type="float" office:value="3.89100000000001" calcext:value-type="float">
            <text:p>3,89100000000001</text:p>
          </table:table-cell>
          <table:table-cell table:number-columns-repeated="3"/>
          <table:table-cell office:value-type="float" office:value="20" calcext:value-type="float">
            <text:p>20,0</text:p>
          </table:table-cell>
          <table:table-cell table:formula="of:=([.G11]-[.G10])*[.$I$8]+[.H10]" office:value-type="float" office:value="1077.97270955166" calcext:value-type="float">
            <text:p>1077,97</text:p>
          </table:table-cell>
          <table:table-cell/>
        </table:table-row>
        <table:table-row table:style-name="ro1">
          <table:table-cell table:style-name="ce19" office:value-type="float" office:value="30" calcext:value-type="float">
            <text:p>30,0</text:p>
          </table:table-cell>
          <table:table-cell office:value-type="float" office:value="1116.73" calcext:value-type="float">
            <text:p>1116,73</text:p>
          </table:table-cell>
          <table:table-cell table:formula="of:=([.B12]-[.B11])/([.A12]-[.A11])" office:value-type="float" office:value="3.879" calcext:value-type="float">
            <text:p>3,879</text:p>
          </table:table-cell>
          <table:table-cell table:number-columns-repeated="3"/>
          <table:table-cell office:value-type="float" office:value="30" calcext:value-type="float">
            <text:p>30,0</text:p>
          </table:table-cell>
          <table:table-cell table:formula="of:=([.G12]-[.G11])*[.$I$8]+[.H11]" office:value-type="float" office:value="1116.95906432749" calcext:value-type="float">
            <text:p>1116,96</text:p>
          </table:table-cell>
          <table:table-cell/>
        </table:table-row>
        <table:table-row table:style-name="ro1">
          <table:table-cell table:style-name="ce19" office:value-type="float" office:value="40" calcext:value-type="float">
            <text:p>40,0</text:p>
          </table:table-cell>
          <table:table-cell office:value-type="float" office:value="1155.41" calcext:value-type="float">
            <text:p>1155,41</text:p>
          </table:table-cell>
          <table:table-cell table:formula="of:=([.B13]-[.B12])/([.A13]-[.A12])" office:value-type="float" office:value="3.86800000000001" calcext:value-type="float">
            <text:p>3,86800000000001</text:p>
          </table:table-cell>
          <table:table-cell table:number-columns-repeated="3"/>
          <table:table-cell office:value-type="float" office:value="40" calcext:value-type="float">
            <text:p>40,0</text:p>
          </table:table-cell>
          <table:table-cell table:formula="of:=([.G13]-[.G12])*[.$I$8]+[.H12]" office:value-type="float" office:value="1155.94541910331" calcext:value-type="float">
            <text:p>1155,95</text:p>
          </table:table-cell>
          <table:table-cell/>
        </table:table-row>
        <table:table-row table:style-name="ro1">
          <table:table-cell table:style-name="ce19" office:value-type="float" office:value="50" calcext:value-type="float">
            <text:p>50,0</text:p>
          </table:table-cell>
          <table:table-cell office:value-type="float" office:value="1193.97" calcext:value-type="float">
            <text:p>1193,97</text:p>
          </table:table-cell>
          <table:table-cell table:formula="of:=([.B14]-[.B13])/([.A14]-[.A13])" office:value-type="float" office:value="3.85599999999999" calcext:value-type="float">
            <text:p>3,85599999999999</text:p>
          </table:table-cell>
          <table:table-cell table:number-columns-repeated="3"/>
          <table:table-cell office:value-type="float" office:value="50" calcext:value-type="float">
            <text:p>50,0</text:p>
          </table:table-cell>
          <table:table-cell table:formula="of:=([.G14]-[.G13])*[.$I$8]+[.H13]" office:value-type="float" office:value="1194.93177387914" calcext:value-type="float">
            <text:p>1194,93</text:p>
          </table:table-cell>
          <table:table-cell/>
        </table:table-row>
        <table:table-row table:style-name="ro1">
          <table:table-cell table:style-name="ce19" office:value-type="float" office:value="51.3" calcext:value-type="float">
            <text:p>51,3</text:p>
          </table:table-cell>
          <table:table-cell table:style-name="ce4" table:formula="of:=([.A15]-[.A14])*[.C14]+[.B14]" office:value-type="float" office:value="1198.9828" calcext:value-type="float">
            <text:p>1198,98</text:p>
          </table:table-cell>
          <table:table-cell table:formula="of:=([.B15]-[.B14])/([.A15]-[.A14])" office:value-type="float" office:value="3.85599999999999" calcext:value-type="float">
            <text:p>3,85599999999999</text:p>
          </table:table-cell>
          <table:table-cell table:number-columns-repeated="3"/>
          <table:table-cell office:value-type="float" office:value="51.3" calcext:value-type="float">
            <text:p>51,3</text:p>
          </table:table-cell>
          <table:table-cell table:style-name="ce23" table:formula="of:=([.G15]-[.G14])*[.$I$8]+[.H14]" office:value-type="float" office:value="1200" calcext:value-type="float">
            <text:p>1200,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ormal</text:p>
          </table:table-cell>
          <table:table-cell table:style-name="ce18" office:value-type="float" office:value="0" calcext:value-type="float">
            <text:p>0,0</text:p>
          </table:table-cell>
          <table:table-cell table:style-name="ce20" office:value-type="float" office:value="1200" calcext:value-type="float">
            <text:p>1200,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,0</text:p>
          </table:table-cell>
          <table:table-cell table:formula="of:=([.G17]-[.G16])*[.$I$8]+[.H16]" office:value-type="float" office:value="1203.89863547758" calcext:value-type="float">
            <text:p>1203,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,0</text:p>
          </table:table-cell>
          <table:table-cell table:formula="of:=([.G18]-[.G17])*[.$I$8]+[.H17]" office:value-type="float" office:value="1238.98635477583" calcext:value-type="float">
            <text:p>1238,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,0</text:p>
          </table:table-cell>
          <table:table-cell table:formula="of:=([.G19]-[.G18])*[.$I$8]+[.H18]" office:value-type="float" office:value="1277.97270955166" calcext:value-type="float">
            <text:p>1277,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,0</text:p>
          </table:table-cell>
          <table:table-cell table:formula="of:=([.G20]-[.G19])*[.$I$8]+[.H19]" office:value-type="float" office:value="1316.95906432749" calcext:value-type="float">
            <text:p>1316,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,0</text:p>
          </table:table-cell>
          <table:table-cell table:formula="of:=([.G21]-[.G20])*[.$I$8]+[.H20]" office:value-type="float" office:value="1355.94541910331" calcext:value-type="float">
            <text:p>1355,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,0</text:p>
          </table:table-cell>
          <table:table-cell table:formula="of:=([.G22]-[.G21])*[.$I$8]+[.H21]" office:value-type="float" office:value="1394.93177387914" calcext:value-type="float">
            <text:p>1394,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.3" calcext:value-type="float">
            <text:p>51,3</text:p>
          </table:table-cell>
          <table:table-cell table:style-name="ce23" table:formula="of:=([.G23]-[.G22])*[.$I$8]+[.H22]" office:value-type="float" office:value="1400" calcext:value-type="float">
            <text:p>1400,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bsenk</text:p>
          </table:table-cell>
          <table:table-cell table:style-name="ce18" office:value-type="float" office:value="0" calcext:value-type="float">
            <text:p>0,0</text:p>
          </table:table-cell>
          <table:table-cell table:style-name="ce20" office:value-type="float" office:value="1400" calcext:value-type="float">
            <text:p>1400,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,0</text:p>
          </table:table-cell>
          <table:table-cell table:formula="of:=([.G25]-[.G24])*[.$I$8]+[.H24]" office:value-type="float" office:value="1403.89863547758" calcext:value-type="float">
            <text:p>1403,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,0</text:p>
          </table:table-cell>
          <table:table-cell table:formula="of:=([.G26]-[.G25])*[.$I$8]+[.H25]" office:value-type="float" office:value="1438.98635477583" calcext:value-type="float">
            <text:p>1438,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,0</text:p>
          </table:table-cell>
          <table:table-cell table:formula="of:=([.G27]-[.G26])*[.$I$8]+[.H26]" office:value-type="float" office:value="1477.97270955166" calcext:value-type="float">
            <text:p>1477,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,0</text:p>
          </table:table-cell>
          <table:table-cell table:formula="of:=([.G28]-[.G27])*[.$I$8]+[.H27]" office:value-type="float" office:value="1516.95906432749" calcext:value-type="float">
            <text:p>1516,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,0</text:p>
          </table:table-cell>
          <table:table-cell table:formula="of:=([.G29]-[.G28])*[.$I$8]+[.H28]" office:value-type="float" office:value="1555.94541910331" calcext:value-type="float">
            <text:p>1555,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,0</text:p>
          </table:table-cell>
          <table:table-cell table:formula="of:=([.G30]-[.G29])*[.$I$8]+[.H29]" office:value-type="float" office:value="1594.93177387914" calcext:value-type="float">
            <text:p>1594,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.3" calcext:value-type="float">
            <text:p>51,3</text:p>
          </table:table-cell>
          <table:table-cell table:style-name="ce23" table:formula="of:=([.G31]-[.G30])*[.$I$8]+[.H30]" office:value-type="float" office:value="1600" calcext:value-type="float">
            <text:p>1600,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andby</text:p>
          </table:table-cell>
          <table:table-cell table:style-name="ce18" office:value-type="float" office:value="0" calcext:value-type="float">
            <text:p>0,0</text:p>
          </table:table-cell>
          <table:table-cell table:style-name="ce20" office:value-type="float" office:value="1600" calcext:value-type="float">
            <text:p>1600,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,0</text:p>
          </table:table-cell>
          <table:table-cell table:formula="of:=([.G33]-[.G32])*[.$I$8]+[.H32]" office:value-type="float" office:value="1603.89863547758" calcext:value-type="float">
            <text:p>1603,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,0</text:p>
          </table:table-cell>
          <table:table-cell table:formula="of:=([.G34]-[.G33])*[.$I$8]+[.H33]" office:value-type="float" office:value="1638.98635477583" calcext:value-type="float">
            <text:p>1638,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 calcext:value-type="float">
            <text:p>20,0</text:p>
          </table:table-cell>
          <table:table-cell table:formula="of:=([.G35]-[.G34])*[.$I$8]+[.H34]" office:value-type="float" office:value="1677.97270955166" calcext:value-type="float">
            <text:p>1677,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,0</text:p>
          </table:table-cell>
          <table:table-cell table:formula="of:=([.G36]-[.G35])*[.$I$8]+[.H35]" office:value-type="float" office:value="1716.95906432749" calcext:value-type="float">
            <text:p>1716,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,0</text:p>
          </table:table-cell>
          <table:table-cell table:formula="of:=([.G37]-[.G36])*[.$I$8]+[.H36]" office:value-type="float" office:value="1755.94541910331" calcext:value-type="float">
            <text:p>1755,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,0</text:p>
          </table:table-cell>
          <table:table-cell table:formula="of:=([.G38]-[.G37])*[.$I$8]+[.H37]" office:value-type="float" office:value="1794.93177387914" calcext:value-type="float">
            <text:p>1794,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.3" calcext:value-type="float">
            <text:p>51,3</text:p>
          </table:table-cell>
          <table:table-cell table:style-name="ce23" table:formula="of:=([.G39]-[.G38])*[.$I$8]+[.H38]" office:value-type="float" office:value="1800" calcext:value-type="float">
            <text:p>1800,00</text:p>
          </table:table-cell>
          <table:table-cell/>
        </table:table-row>
      </table:table>
      <table:table table:name="Pt1000 Offset OpAmp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4" table:default-cell-style-name="ce9"/>
        <table:table-column table:style-name="co7" table:default-cell-style-name="ce5"/>
        <table:table-column table:style-name="co8" table:default-cell-style-name="ce5"/>
        <table:table-column table:style-name="co9" table:default-cell-style-name="ce9"/>
        <table:table-column table:style-name="co5" table:default-cell-style-name="ce5"/>
        <table:table-column table:style-name="co10" table:default-cell-style-name="ce5"/>
        <table:table-column table:style-name="co11" table:default-cell-style-name="ce14"/>
        <table:table-column table:style-name="co12" table:default-cell-style-name="Default"/>
        <table:table-column table:style-name="co13" table:default-cell-style-name="ce5"/>
        <table:table-column table:style-name="co3" table:default-cell-style-name="ce4"/>
        <table:table-row table:style-name="ro1">
          <table:table-cell office:value-type="string" calcext:value-type="string">
            <text:p>PT1000</text:p>
          </table:table-cell>
          <table:table-cell office:value-type="string" calcext:value-type="string">
            <text:p>Verstärker Berechnung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orwiderstan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Ohm</text:p>
          </table:table-cell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etr. Spannu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DC Ref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Offset Spannu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V</text:p>
          </table:table-cell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asis</text:p>
          </table:table-cell>
          <table:table-cell table:number-columns-repeated="2"/>
          <table:table-cell table:style-name="ce5" table:formula="of:=[.E17]" office:value-type="float" office:value="2.5" calcext:value-type="float">
            <text:p>2,500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8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t. Fak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x OPA input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8"/>
          <table:table-cell/>
          <table:table-cell table:style-name="Default" office:value-type="string" calcext:value-type="string">
            <text:p>°C min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3" office:value-type="string" calcext:value-type="string" table:number-columns-spanned="2" table:number-rows-spanned="1">
            <text:p>Offset Fehler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emp. / °C</text:p>
          </table:table-cell>
          <table:table-cell office:value-type="string" calcext:value-type="string">
            <text:p>R / Ohm</text:p>
          </table:table-cell>
          <table:table-cell office:value-type="string" calcext:value-type="string">
            <text:p>dR/dTmp</text:p>
          </table:table-cell>
          <table:table-cell office:value-type="string" calcext:value-type="string">
            <text:p>Rv / Ohm</text:p>
          </table:table-cell>
          <table:table-cell table:style-name="Default" office:value-type="string" calcext:value-type="string">
            <text:p>U.T / V</text:p>
          </table:table-cell>
          <table:table-cell table:style-name="Default" office:value-type="string" calcext:value-type="string">
            <text:p>Diff.zu 0°/V</text:p>
          </table:table-cell>
          <table:table-cell table:style-name="Default" office:value-type="string" calcext:value-type="string">
            <text:p>in %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in %</text:p>
          </table:table-cell>
          <table:table-cell table:style-name="Default" office:value-type="string" calcext:value-type="string">
            <text:p>Eing./V</text:p>
          </table:table-cell>
          <table:table-cell table:style-name="Default" office:value-type="string" calcext:value-type="string">
            <text:p>Verst.</text:p>
          </table:table-cell>
          <table:table-cell table:style-name="Default" office:value-type="string" calcext:value-type="string">
            <text:p>ADC / V</text:p>
          </table:table-cell>
          <table:table-cell office:value-type="string" calcext:value-type="string">
            <text:p>10-Bit Wert</text:p>
          </table:table-cell>
          <table:table-cell table:style-name="Default" office:value-type="string" calcext:value-type="string">
            <text:p>m [Ohm/°]</text:p>
          </table:table-cell>
          <table:table-cell table:style-name="Default" office:value-type="string" calcext:value-type="string">
            <text:p>m [mV/°]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842.27" calcext:value-type="float">
            <text:p>842,27</text:p>
          </table:table-cell>
          <table:table-cell/>
          <table:table-cell table:formula="of:=[.$D$3]" office:value-type="float" office:value="1000" calcext:value-type="float">
            <text:p>1000</text:p>
          </table:table-cell>
          <table:table-cell table:formula="of:=[.$D$4]*[.B13]/([.D13]+[.B13])" office:value-type="float" office:value="2.28595699870269" calcext:value-type="float">
            <text:p>2,286</text:p>
          </table:table-cell>
          <table:table-cell table:formula="of:=[.E13]-[.$E$17]" office:value-type="float" office:value="-0.214043001297312" calcext:value-type="float">
            <text:p>-0,214</text:p>
          </table:table-cell>
          <table:table-cell table:formula="of:=[.F13]/[.$D$4]" office:value-type="percentage" office:value="-0.0428086002594625" calcext:value-type="percentage">
            <text:p>-4,28 %</text:p>
          </table:table-cell>
          <table:table-cell table:formula="of:=[.E13]-[.$D$6]/1000" office:value-type="float" office:value="2.28495699870269" calcext:value-type="float">
            <text:p>2,285</text:p>
          </table:table-cell>
          <table:table-cell table:formula="of:=[.E13]+[.$D$6]/1000" office:value-type="float" office:value="2.28695699870269" calcext:value-type="float">
            <text:p>2,287</text:p>
          </table:table-cell>
          <table:table-cell table:formula="of:=ABS([.H13]/[.E13]-1)" office:value-type="percentage" office:value="0.000437453548149613" calcext:value-type="percentage">
            <text:p>0,04 %</text:p>
          </table:table-cell>
          <table:table-cell table:formula="of:=[.E13]-[.$D$7]" office:value-type="float" office:value="-0.214043001297312" calcext:value-type="float">
            <text:p>-0,214</text:p>
          </table:table-cell>
          <table:table-cell table:formula="of:=[.K13]*[.$D$8]" office:value-type="float" office:value="-1.07021500648656" calcext:value-type="float">
            <text:p>-1,070</text:p>
          </table:table-cell>
          <table:table-cell table:formula="of:=[.$D$7]+[.L13]" office:value-type="float" office:value="1.42978499351344" calcext:value-type="float">
            <text:p>1,430</text:p>
          </table:table-cell>
          <table:table-cell table:formula="of:=INT(([.L13]+[.$D$7])/[.$D$5]*1023)" office:value-type="float" office:value="292" calcext:value-type="float">
            <text:p>292</text:p>
          </table:table-cell>
          <table:table-cell table:formula="of:=([.B14]-[.B13])/([.A14]-[.A13])" office:value-type="float" office:value="3.984" calcext:value-type="float">
            <text:p>3,984</text:p>
          </table:table-cell>
          <table:table-cell table:formula="of:=([.E14]-[.E13])/([.A14]-[.A13])*1000" office:value-type="float" office:value="5.74501347804772" calcext:value-type="float">
            <text:p>5,75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882.11" calcext:value-type="float">
            <text:p>882,11</text:p>
          </table:table-cell>
          <table:table-cell table:formula="of:=([.B14]-[.B13])/([.A14]-[.A13])" office:value-type="float" office:value="3.984" calcext:value-type="float">
            <text:p>3,984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14]/([.D14]+[.B14])" office:value-type="float" office:value="2.34340713348316" calcext:value-type="float">
            <text:p>2,343</text:p>
          </table:table-cell>
          <table:table-cell table:formula="of:=[.E14]-[.$E$17]" office:value-type="float" office:value="-0.156592866516835" calcext:value-type="float">
            <text:p>-0,157</text:p>
          </table:table-cell>
          <table:table-cell table:formula="of:=[.F14]/[.$D$4]" office:value-type="percentage" office:value="-0.031318573303367" calcext:value-type="percentage">
            <text:p>-3,13 %</text:p>
          </table:table-cell>
          <table:table-cell table:formula="of:=[.E14]-[.$D$6]/1000" office:value-type="float" office:value="2.34240713348316" calcext:value-type="float">
            <text:p>2,342</text:p>
          </table:table-cell>
          <table:table-cell table:formula="of:=[.E14]+[.$D$6]/1000" office:value-type="float" office:value="2.34440713348316" calcext:value-type="float">
            <text:p>2,344</text:p>
          </table:table-cell>
          <table:table-cell table:formula="of:=ABS([.H14]/[.E14]-1)" office:value-type="percentage" office:value="0.000426729092743439" calcext:value-type="percentage">
            <text:p>0,04 %</text:p>
          </table:table-cell>
          <table:table-cell table:formula="of:=[.E14]-[.$D$7]" office:value-type="float" office:value="-0.156592866516835" calcext:value-type="float">
            <text:p>-0,157</text:p>
          </table:table-cell>
          <table:table-cell table:formula="of:=[.K14]*[.$D$8]" office:value-type="float" office:value="-0.782964332584175" calcext:value-type="float">
            <text:p>-0,783</text:p>
          </table:table-cell>
          <table:table-cell table:formula="of:=[.$D$7]+[.L14]" office:value-type="float" office:value="1.71703566741583" calcext:value-type="float">
            <text:p>1,717</text:p>
          </table:table-cell>
          <table:table-cell table:formula="of:=INT(([.L14]+[.$D$7])/[.$D$5]*1023)" office:value-type="float" office:value="351" calcext:value-type="float">
            <text:p>351</text:p>
          </table:table-cell>
          <table:table-cell table:formula="of:=([.B15]-[.B14])/([.A15]-[.A14])" office:value-type="float" office:value="3.946" calcext:value-type="float">
            <text:p>3,946</text:p>
          </table:table-cell>
          <table:table-cell table:formula="of:=([.E15]-[.E14])/([.A15]-[.A14])*1000" office:value-type="float" office:value="5.45539087895599" calcext:value-type="float">
            <text:p>5,46</text:p>
          </table:table-cell>
        </table:table-row>
        <table:table-row table:style-name="ro2"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921.57" calcext:value-type="float">
            <text:p>921,57</text:p>
          </table:table-cell>
          <table:table-cell table:formula="of:=([.B15]-[.B14])/([.A15]-[.A14])" office:value-type="float" office:value="3.946" calcext:value-type="float">
            <text:p>3,946</text:p>
          </table:table-cell>
          <table:table-cell table:style-name="ce1" table:formula="of:=[.$D$3]" office:value-type="float" office:value="1000" calcext:value-type="float">
            <text:p>1000</text:p>
          </table:table-cell>
          <table:table-cell table:style-name="ce6" table:formula="of:=[.$D$4]*[.B15]/([.D15]+[.B15])" office:value-type="float" office:value="2.39796104227272" calcext:value-type="float">
            <text:p>2,398</text:p>
          </table:table-cell>
          <table:table-cell table:style-name="ce6" table:formula="of:=[.E15]-[.$E$17]" office:value-type="float" office:value="-0.102038957727275" calcext:value-type="float">
            <text:p>-0,102</text:p>
          </table:table-cell>
          <table:table-cell table:style-name="ce10" table:formula="of:=[.F15]/[.$D$4]" office:value-type="percentage" office:value="-0.020407791545455" calcext:value-type="percentage">
            <text:p>-2,04 %</text:p>
          </table:table-cell>
          <table:table-cell table:style-name="ce6" table:formula="of:=[.E15]-[.$D$6]/1000" office:value-type="float" office:value="2.39696104227272" calcext:value-type="float">
            <text:p>2,397</text:p>
          </table:table-cell>
          <table:table-cell table:style-name="ce6" table:formula="of:=[.E15]+[.$D$6]/1000" office:value-type="float" office:value="2.39896104227272" calcext:value-type="float">
            <text:p>2,399</text:p>
          </table:table-cell>
          <table:table-cell table:style-name="ce10" table:formula="of:=ABS([.H15]/[.E15]-1)" office:value-type="percentage" office:value="0.000417020953373037" calcext:value-type="percentage">
            <text:p>0,04 %</text:p>
          </table:table-cell>
          <table:table-cell table:style-name="ce6" table:formula="of:=[.E15]-[.$D$7]" office:value-type="float" office:value="-0.102038957727275" calcext:value-type="float">
            <text:p>-0,102</text:p>
          </table:table-cell>
          <table:table-cell table:style-name="ce6" table:formula="of:=[.K15]*[.$D$8]" office:value-type="float" office:value="-0.510194788636376" calcext:value-type="float">
            <text:p>-0,510</text:p>
          </table:table-cell>
          <table:table-cell table:style-name="ce15" table:formula="of:=[.$D$7]+[.L15]" office:value-type="float" office:value="1.98980521136362" calcext:value-type="float">
            <text:p>1,990</text:p>
          </table:table-cell>
          <table:table-cell table:style-name="ce1" table:formula="of:=INT(([.L15]+[.$D$7])/[.$D$5]*1023)" office:value-type="float" office:value="407" calcext:value-type="float">
            <text:p>407</text:p>
          </table:table-cell>
          <table:table-cell table:formula="of:=([.B16]-[.B15])/([.A16]-[.A15])" office:value-type="float" office:value="3.929" calcext:value-type="float">
            <text:p>3,929</text:p>
          </table:table-cell>
          <table:table-cell table:formula="of:=([.E16]-[.E15])/([.A16]-[.A15])*1000" office:value-type="float" office:value="5.21373839280237" calcext:value-type="float">
            <text:p>5,21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960.86" calcext:value-type="float">
            <text:p>960,86</text:p>
          </table:table-cell>
          <table:table-cell table:formula="of:=([.B16]-[.B15])/([.A16]-[.A15])" office:value-type="float" office:value="3.929" calcext:value-type="float">
            <text:p>3,929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16]/([.D16]+[.B16])" office:value-type="float" office:value="2.45009842620075" calcext:value-type="float">
            <text:p>2,450</text:p>
          </table:table-cell>
          <table:table-cell table:formula="of:=[.E16]-[.$E$17]" office:value-type="float" office:value="-0.0499015737992514" calcext:value-type="float">
            <text:p>-0,050</text:p>
          </table:table-cell>
          <table:table-cell table:formula="of:=[.F16]/[.$D$4]" office:value-type="percentage" office:value="-0.00998031475985028" calcext:value-type="percentage">
            <text:p>-1,00 %</text:p>
          </table:table-cell>
          <table:table-cell table:formula="of:=[.E16]-[.$D$6]/1000" office:value-type="float" office:value="2.44909842620075" calcext:value-type="float">
            <text:p>2,449</text:p>
          </table:table-cell>
          <table:table-cell table:formula="of:=[.E16]+[.$D$6]/1000" office:value-type="float" office:value="2.45109842620075" calcext:value-type="float">
            <text:p>2,451</text:p>
          </table:table-cell>
          <table:table-cell table:formula="of:=ABS([.H16]/[.E16]-1)" office:value-type="percentage" office:value="0.00040814686843027" calcext:value-type="percentage">
            <text:p>0,04 %</text:p>
          </table:table-cell>
          <table:table-cell table:formula="of:=[.E16]-[.$D$7]" office:value-type="float" office:value="-0.0499015737992514" calcext:value-type="float">
            <text:p>-0,050</text:p>
          </table:table-cell>
          <table:table-cell table:formula="of:=[.K16]*[.$D$8]" office:value-type="float" office:value="-0.249507868996257" calcext:value-type="float">
            <text:p>-0,250</text:p>
          </table:table-cell>
          <table:table-cell table:formula="of:=[.$D$7]+[.L16]" office:value-type="float" office:value="2.25049213100374" calcext:value-type="float">
            <text:p>2,250</text:p>
          </table:table-cell>
          <table:table-cell table:formula="of:=INT(([.L16]+[.$D$7])/[.$D$5]*1023)" office:value-type="float" office:value="460" calcext:value-type="float">
            <text:p>460</text:p>
          </table:table-cell>
          <table:table-cell table:formula="of:=([.B17]-[.B16])/([.A17]-[.A16])" office:value-type="float" office:value="3.914" calcext:value-type="float">
            <text:p>3,914</text:p>
          </table:table-cell>
          <table:table-cell table:formula="of:=([.E17]-[.E16])/([.A17]-[.A16])*1000" office:value-type="float" office:value="4.99015737992514" calcext:value-type="float">
            <text:p>4,99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formula="of:=([.B17]-[.B16])/([.A17]-[.A16])" office:value-type="float" office:value="3.914" calcext:value-type="float">
            <text:p>3,914</text:p>
          </table:table-cell>
          <table:table-cell table:style-name="ce2" table:formula="of:=[.$D$3]" office:value-type="float" office:value="1000" calcext:value-type="float">
            <text:p>1000</text:p>
          </table:table-cell>
          <table:table-cell table:style-name="ce7" table:formula="of:=[.$D$4]*[.B17]/([.D17]+[.B17])" office:value-type="float" office:value="2.5" calcext:value-type="float">
            <text:p>2,500</text:p>
          </table:table-cell>
          <table:table-cell table:style-name="ce7" table:formula="of:=[.E17]-[.$E$17]" office:value-type="float" office:value="0" calcext:value-type="float">
            <text:p>0,000</text:p>
          </table:table-cell>
          <table:table-cell table:style-name="ce11" table:formula="of:=[.F17]/[.$D$4]" office:value-type="percentage" office:value="0" calcext:value-type="percentage">
            <text:p>0,00 %</text:p>
          </table:table-cell>
          <table:table-cell table:style-name="ce7" table:formula="of:=[.E17]-[.$D$6]/1000" office:value-type="float" office:value="2.499" calcext:value-type="float">
            <text:p>2,499</text:p>
          </table:table-cell>
          <table:table-cell table:style-name="ce7" table:formula="of:=[.E17]+[.$D$6]/1000" office:value-type="float" office:value="2.501" calcext:value-type="float">
            <text:p>2,501</text:p>
          </table:table-cell>
          <table:table-cell table:style-name="ce11" table:formula="of:=ABS([.H17]/[.E17]-1)" office:value-type="percentage" office:value="0.000399999999999956" calcext:value-type="percentage">
            <text:p>0,04 %</text:p>
          </table:table-cell>
          <table:table-cell table:style-name="ce7" table:formula="of:=[.E17]-[.$D$7]" office:value-type="float" office:value="0" calcext:value-type="float">
            <text:p>0,000</text:p>
          </table:table-cell>
          <table:table-cell table:style-name="ce7" table:formula="of:=[.K17]*[.$D$8]" office:value-type="float" office:value="0" calcext:value-type="float">
            <text:p>0,000</text:p>
          </table:table-cell>
          <table:table-cell table:style-name="ce16" table:formula="of:=[.$D$7]+[.L17]" office:value-type="float" office:value="2.5" calcext:value-type="float">
            <text:p>2,500</text:p>
          </table:table-cell>
          <table:table-cell table:style-name="ce2" table:formula="of:=INT(([.L17]+[.$D$7])/[.$D$5]*1023)" office:value-type="float" office:value="511" calcext:value-type="float">
            <text:p>511</text:p>
          </table:table-cell>
          <table:table-cell table:formula="of:=([.B18]-[.B17])/([.A18]-[.A17])" office:value-type="float" office:value="3.90300000000002" calcext:value-type="float">
            <text:p>3,903</text:p>
          </table:table-cell>
          <table:table-cell table:formula="of:=([.E18]-[.E17])/([.A18]-[.A17])*1000" office:value-type="float" office:value="4.86924766318531" calcext:value-type="float">
            <text:p>4,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1003.903" office:value-type="float" office:value="1003.903" calcext:value-type="float">
            <text:p>1003,90</text:p>
          </table:table-cell>
          <table:table-cell table:formula="of:=([.B18]-[.B17])/([.A18]-[.A17])" office:value-type="float" office:value="3.90300000000002" calcext:value-type="float">
            <text:p>3,90300000000002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18]/([.D18]+[.B18])" office:value-type="float" office:value="2.50486924766319" calcext:value-type="float">
            <text:p>2,505</text:p>
          </table:table-cell>
          <table:table-cell table:formula="of:=[.E18]-[.$E$17]" office:value-type="float" office:value="0.00486924766318531" calcext:value-type="float">
            <text:p>0,005</text:p>
          </table:table-cell>
          <table:table-cell table:formula="of:=[.F18]/[.$D$4]" office:value-type="percentage" office:value="0.000973849532637061" calcext:value-type="percentage">
            <text:p>0,10 %</text:p>
          </table:table-cell>
          <table:table-cell table:formula="of:=[.E18]-[.$D$6]/1000" office:value-type="float" office:value="2.50386924766319" calcext:value-type="float">
            <text:p>2,504</text:p>
          </table:table-cell>
          <table:table-cell table:formula="of:=[.E18]+[.$D$6]/1000" office:value-type="float" office:value="2.50586924766319" calcext:value-type="float">
            <text:p>2,506</text:p>
          </table:table-cell>
          <table:table-cell table:formula="of:=ABS([.H18]/[.E18]-1)" office:value-type="percentage" office:value="0.00039922243483681" calcext:value-type="percentage">
            <text:p>0,04 %</text:p>
          </table:table-cell>
          <table:table-cell table:formula="of:=[.E18]-[.$D$7]" office:value-type="float" office:value="0.00486924766318531" calcext:value-type="float">
            <text:p>0,005</text:p>
          </table:table-cell>
          <table:table-cell table:formula="of:=[.K18]*[.$D$8]" office:value-type="float" office:value="0.0243462383159265" calcext:value-type="float">
            <text:p>0,024</text:p>
          </table:table-cell>
          <table:table-cell table:formula="of:=[.$D$7]+[.L18]" office:value-type="float" office:value="2.52434623831593" calcext:value-type="float">
            <text:p>2,524</text:p>
          </table:table-cell>
          <table:table-cell table:formula="of:=INT(([.L18]+[.$D$7])/[.$D$5]*1023)" office:value-type="float" office:value="516" calcext:value-type="float">
            <text:p>516</text:p>
          </table:table-cell>
          <table:table-cell table:formula="of:=([.B19]-[.B18])/([.A19]-[.A18])" office:value-type="float" office:value="3.90299999999999" calcext:value-type="float">
            <text:p>3,903</text:p>
          </table:table-cell>
          <table:table-cell table:formula="of:=([.E19]-[.E18])/([.A19]-[.A18])*1000" office:value-type="float" office:value="4.7760431805175" calcext:value-type="float">
            <text:p>4,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39.03" calcext:value-type="float">
            <text:p>1039,03</text:p>
          </table:table-cell>
          <table:table-cell table:formula="of:=([.B19]-[.B18])/([.A19]-[.A18])" office:value-type="float" office:value="3.90299999999999" calcext:value-type="float">
            <text:p>3,90299999999999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19]/([.D19]+[.B19])" office:value-type="float" office:value="2.54785363628784" calcext:value-type="float">
            <text:p>2,548</text:p>
          </table:table-cell>
          <table:table-cell table:formula="of:=[.E19]-[.$E$17]" office:value-type="float" office:value="0.0478536362878428" calcext:value-type="float">
            <text:p>0,048</text:p>
          </table:table-cell>
          <table:table-cell table:formula="of:=[.F19]/[.$D$4]" office:value-type="percentage" office:value="0.00957072725756856" calcext:value-type="percentage">
            <text:p>0,96 %</text:p>
          </table:table-cell>
          <table:table-cell table:formula="of:=[.E19]-[.$D$6]/1000" office:value-type="float" office:value="2.54685363628784" calcext:value-type="float">
            <text:p>2,547</text:p>
          </table:table-cell>
          <table:table-cell table:formula="of:=[.E19]+[.$D$6]/1000" office:value-type="float" office:value="2.54885363628784" calcext:value-type="float">
            <text:p>2,549</text:p>
          </table:table-cell>
          <table:table-cell table:formula="of:=ABS([.H19]/[.E19]-1)" office:value-type="percentage" office:value="0.000392487223660476" calcext:value-type="percentage">
            <text:p>0,04 %</text:p>
          </table:table-cell>
          <table:table-cell table:formula="of:=[.E19]-[.$D$7]" office:value-type="float" office:value="0.0478536362878428" calcext:value-type="float">
            <text:p>0,048</text:p>
          </table:table-cell>
          <table:table-cell table:formula="of:=[.K19]*[.$D$8]" office:value-type="float" office:value="0.239268181439214" calcext:value-type="float">
            <text:p>0,239</text:p>
          </table:table-cell>
          <table:table-cell table:formula="of:=[.$D$7]+[.L19]" office:value-type="float" office:value="2.73926818143921" calcext:value-type="float">
            <text:p>2,739</text:p>
          </table:table-cell>
          <table:table-cell table:formula="of:=INT(([.L19]+[.$D$7])/[.$D$5]*1023)" office:value-type="float" office:value="560" calcext:value-type="float">
            <text:p>560</text:p>
          </table:table-cell>
          <table:table-cell table:formula="of:=([.B20]-[.B19])/([.A20]-[.A19])" office:value-type="float" office:value="3.89100000000001" calcext:value-type="float">
            <text:p>3,891</text:p>
          </table:table-cell>
          <table:table-cell table:formula="of:=([.E20]-[.E19])/([.A20]-[.A19])*1000" office:value-type="float" office:value="4.59171174394064" calcext:value-type="float">
            <text:p>4,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77.94" calcext:value-type="float">
            <text:p>1077,94</text:p>
          </table:table-cell>
          <table:table-cell table:formula="of:=([.B20]-[.B19])/([.A20]-[.A19])" office:value-type="float" office:value="3.89100000000001" calcext:value-type="float">
            <text:p>3,89100000000001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0]/([.D20]+[.B20])" office:value-type="float" office:value="2.59377075372725" calcext:value-type="float">
            <text:p>2,594</text:p>
          </table:table-cell>
          <table:table-cell table:formula="of:=[.E20]-[.$E$17]" office:value-type="float" office:value="0.0937707537272492" calcext:value-type="float">
            <text:p>0,094</text:p>
          </table:table-cell>
          <table:table-cell table:formula="of:=[.F20]/[.$D$4]" office:value-type="percentage" office:value="0.0187541507454498" calcext:value-type="percentage">
            <text:p>1,88 %</text:p>
          </table:table-cell>
          <table:table-cell table:formula="of:=[.E20]-[.$D$6]/1000" office:value-type="float" office:value="2.59277075372725" calcext:value-type="float">
            <text:p>2,593</text:p>
          </table:table-cell>
          <table:table-cell table:formula="of:=[.E20]+[.$D$6]/1000" office:value-type="float" office:value="2.59477075372725" calcext:value-type="float">
            <text:p>2,595</text:p>
          </table:table-cell>
          <table:table-cell table:formula="of:=ABS([.H20]/[.E20]-1)" office:value-type="percentage" office:value="0.000385539083808006" calcext:value-type="percentage">
            <text:p>0,04 %</text:p>
          </table:table-cell>
          <table:table-cell table:formula="of:=[.E20]-[.$D$7]" office:value-type="float" office:value="0.0937707537272492" calcext:value-type="float">
            <text:p>0,094</text:p>
          </table:table-cell>
          <table:table-cell table:formula="of:=[.K20]*[.$D$8]" office:value-type="float" office:value="0.468853768636246" calcext:value-type="float">
            <text:p>0,469</text:p>
          </table:table-cell>
          <table:table-cell table:formula="of:=[.$D$7]+[.L20]" office:value-type="float" office:value="2.96885376863625" calcext:value-type="float">
            <text:p>2,969</text:p>
          </table:table-cell>
          <table:table-cell table:formula="of:=INT(([.L20]+[.$D$7])/[.$D$5]*1023)" office:value-type="float" office:value="607" calcext:value-type="float">
            <text:p>607</text:p>
          </table:table-cell>
          <table:table-cell table:formula="of:=([.B21]-[.B20])/([.A21]-[.A20])" office:value-type="float" office:value="3.879" calcext:value-type="float">
            <text:p>3,879</text:p>
          </table:table-cell>
          <table:table-cell table:formula="of:=([.E21]-[.E20])/([.A21]-[.A20])*1000" office:value-type="float" office:value="4.40951998898864" calcext:value-type="float">
            <text:p>4,4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16.73" calcext:value-type="float">
            <text:p>1116,73</text:p>
          </table:table-cell>
          <table:table-cell table:formula="of:=([.B21]-[.B20])/([.A21]-[.A20])" office:value-type="float" office:value="3.879" calcext:value-type="float">
            <text:p>3,879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1]/([.D21]+[.B21])" office:value-type="float" office:value="2.63786595361714" calcext:value-type="float">
            <text:p>2,638</text:p>
          </table:table-cell>
          <table:table-cell table:formula="of:=[.E21]-[.$E$17]" office:value-type="float" office:value="0.137865953617136" calcext:value-type="float">
            <text:p>0,138</text:p>
          </table:table-cell>
          <table:table-cell table:formula="of:=[.F21]/[.$D$4]" office:value-type="percentage" office:value="0.0275731907234271" calcext:value-type="percentage">
            <text:p>2,76 %</text:p>
          </table:table-cell>
          <table:table-cell table:formula="of:=[.E21]-[.$D$6]/1000" office:value-type="float" office:value="2.63686595361714" calcext:value-type="float">
            <text:p>2,637</text:p>
          </table:table-cell>
          <table:table-cell table:formula="of:=[.E21]+[.$D$6]/1000" office:value-type="float" office:value="2.63886595361714" calcext:value-type="float">
            <text:p>2,639</text:p>
          </table:table-cell>
          <table:table-cell table:formula="of:=ABS([.H21]/[.E21]-1)" office:value-type="percentage" office:value="0.000379094320023587" calcext:value-type="percentage">
            <text:p>0,04 %</text:p>
          </table:table-cell>
          <table:table-cell table:formula="of:=[.E21]-[.$D$7]" office:value-type="float" office:value="0.137865953617136" calcext:value-type="float">
            <text:p>0,138</text:p>
          </table:table-cell>
          <table:table-cell table:formula="of:=[.K21]*[.$D$8]" office:value-type="float" office:value="0.689329768085678" calcext:value-type="float">
            <text:p>0,689</text:p>
          </table:table-cell>
          <table:table-cell table:formula="of:=[.$D$7]+[.L21]" office:value-type="float" office:value="3.18932976808568" calcext:value-type="float">
            <text:p>3,189</text:p>
          </table:table-cell>
          <table:table-cell table:formula="of:=INT(([.L21]+[.$D$7])/[.$D$5]*1023)" office:value-type="float" office:value="652" calcext:value-type="float">
            <text:p>652</text:p>
          </table:table-cell>
          <table:table-cell table:formula="of:=([.B22]-[.B21])/([.A22]-[.A21])" office:value-type="float" office:value="3.86800000000001" calcext:value-type="float">
            <text:p>3,868</text:p>
          </table:table-cell>
          <table:table-cell table:formula="of:=([.E22]-[.E21])/([.A22]-[.A21])*1000" office:value-type="float" office:value="4.23897749913427" calcext:value-type="float">
            <text:p>4,2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55.41" calcext:value-type="float">
            <text:p>1155,41</text:p>
          </table:table-cell>
          <table:table-cell table:formula="of:=([.B22]-[.B21])/([.A22]-[.A21])" office:value-type="float" office:value="3.86800000000001" calcext:value-type="float">
            <text:p>3,86800000000001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2]/([.D22]+[.B22])" office:value-type="float" office:value="2.68025572860848" calcext:value-type="float">
            <text:p>2,680</text:p>
          </table:table-cell>
          <table:table-cell table:formula="of:=[.E22]-[.$E$17]" office:value-type="float" office:value="0.180255728608478" calcext:value-type="float">
            <text:p>0,180</text:p>
          </table:table-cell>
          <table:table-cell table:formula="of:=[.F22]/[.$D$4]" office:value-type="percentage" office:value="0.0360511457216957" calcext:value-type="percentage">
            <text:p>3,61 %</text:p>
          </table:table-cell>
          <table:table-cell table:formula="of:=[.E22]-[.$D$6]/1000" office:value-type="float" office:value="2.67925572860848" calcext:value-type="float">
            <text:p>2,679</text:p>
          </table:table-cell>
          <table:table-cell table:formula="of:=[.E22]+[.$D$6]/1000" office:value-type="float" office:value="2.68125572860848" calcext:value-type="float">
            <text:p>2,681</text:p>
          </table:table-cell>
          <table:table-cell table:formula="of:=ABS([.H22]/[.E22]-1)" office:value-type="percentage" office:value="0.000373098726858867" calcext:value-type="percentage">
            <text:p>0,04 %</text:p>
          </table:table-cell>
          <table:table-cell table:formula="of:=[.E22]-[.$D$7]" office:value-type="float" office:value="0.180255728608478" calcext:value-type="float">
            <text:p>0,180</text:p>
          </table:table-cell>
          <table:table-cell table:formula="of:=[.K22]*[.$D$8]" office:value-type="float" office:value="0.901278643042391" calcext:value-type="float">
            <text:p>0,901</text:p>
          </table:table-cell>
          <table:table-cell table:formula="of:=[.$D$7]+[.L22]" office:value-type="float" office:value="3.40127864304239" calcext:value-type="float">
            <text:p>3,401</text:p>
          </table:table-cell>
          <table:table-cell table:formula="of:=INT(([.L22]+[.$D$7])/[.$D$5]*1023)" office:value-type="float" office:value="695" calcext:value-type="float">
            <text:p>695</text:p>
          </table:table-cell>
          <table:table-cell table:formula="of:=([.B23]-[.B22])/([.A23]-[.A22])" office:value-type="float" office:value="3.85599999999999" calcext:value-type="float">
            <text:p>3,856</text:p>
          </table:table-cell>
          <table:table-cell table:formula="of:=([.E23]-[.E22])/([.A23]-[.A22])*1000" office:value-type="float" office:value="4.07705388427631" calcext:value-type="float">
            <text:p>4,0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193.97" calcext:value-type="float">
            <text:p>1193,97</text:p>
          </table:table-cell>
          <table:table-cell table:formula="of:=([.B23]-[.B22])/([.A23]-[.A22])" office:value-type="float" office:value="3.85599999999999" calcext:value-type="float">
            <text:p>3,85599999999999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3]/([.D23]+[.B23])" office:value-type="float" office:value="2.72102626745124" calcext:value-type="float">
            <text:p>2,721</text:p>
          </table:table-cell>
          <table:table-cell table:formula="of:=[.E23]-[.$E$17]" office:value-type="float" office:value="0.221026267451241" calcext:value-type="float">
            <text:p>0,221</text:p>
          </table:table-cell>
          <table:table-cell table:formula="of:=[.F23]/[.$D$4]" office:value-type="percentage" office:value="0.0442052534902483" calcext:value-type="percentage">
            <text:p>4,42 %</text:p>
          </table:table-cell>
          <table:table-cell table:formula="of:=[.E23]-[.$D$6]/1000" office:value-type="float" office:value="2.72002626745124" calcext:value-type="float">
            <text:p>2,720</text:p>
          </table:table-cell>
          <table:table-cell table:formula="of:=[.E23]+[.$D$6]/1000" office:value-type="float" office:value="2.72202626745124" calcext:value-type="float">
            <text:p>2,722</text:p>
          </table:table-cell>
          <table:table-cell table:formula="of:=ABS([.H23]/[.E23]-1)" office:value-type="percentage" office:value="0.000367508396358351" calcext:value-type="percentage">
            <text:p>0,04 %</text:p>
          </table:table-cell>
          <table:table-cell table:formula="of:=[.E23]-[.$D$7]" office:value-type="float" office:value="0.221026267451241" calcext:value-type="float">
            <text:p>0,221</text:p>
          </table:table-cell>
          <table:table-cell table:formula="of:=[.K23]*[.$D$8]" office:value-type="float" office:value="1.10513133725621" calcext:value-type="float">
            <text:p>1,105</text:p>
          </table:table-cell>
          <table:table-cell table:formula="of:=[.$D$7]+[.L23]" office:value-type="float" office:value="3.60513133725621" calcext:value-type="float">
            <text:p>3,605</text:p>
          </table:table-cell>
          <table:table-cell table:formula="of:=INT(([.L23]+[.$D$7])/[.$D$5]*1023)" office:value-type="float" office:value="737" calcext:value-type="float">
            <text:p>737</text:p>
          </table:table-cell>
          <table:table-cell table:formula="of:=([.B24]-[.B23])/([.A24]-[.A23])" office:value-type="float" office:value="3.845" calcext:value-type="float">
            <text:p>3,845</text:p>
          </table:table-cell>
          <table:table-cell table:formula="of:=([.E24]-[.E23])/([.A24]-[.A23])*1000" office:value-type="float" office:value="3.92518164218649" calcext:value-type="float">
            <text:p>3,9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32.42" calcext:value-type="float">
            <text:p>1232,42</text:p>
          </table:table-cell>
          <table:table-cell table:formula="of:=([.B24]-[.B23])/([.A24]-[.A23])" office:value-type="float" office:value="3.845" calcext:value-type="float">
            <text:p>3,845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4]/([.D24]+[.B24])" office:value-type="float" office:value="2.76027808387311" calcext:value-type="float">
            <text:p>2,760</text:p>
          </table:table-cell>
          <table:table-cell table:formula="of:=[.E24]-[.$E$17]" office:value-type="float" office:value="0.260278083873106" calcext:value-type="float">
            <text:p>0,260</text:p>
          </table:table-cell>
          <table:table-cell table:formula="of:=[.F24]/[.$D$4]" office:value-type="percentage" office:value="0.0520556167746213" calcext:value-type="percentage">
            <text:p>5,21 %</text:p>
          </table:table-cell>
          <table:table-cell table:formula="of:=[.E24]-[.$D$6]/1000" office:value-type="float" office:value="2.75927808387311" calcext:value-type="float">
            <text:p>2,759</text:p>
          </table:table-cell>
          <table:table-cell table:formula="of:=[.E24]+[.$D$6]/1000" office:value-type="float" office:value="2.76127808387311" calcext:value-type="float">
            <text:p>2,761</text:p>
          </table:table-cell>
          <table:table-cell table:formula="of:=ABS([.H24]/[.E24]-1)" office:value-type="percentage" office:value="0.00036228233881308" calcext:value-type="percentage">
            <text:p>0,04 %</text:p>
          </table:table-cell>
          <table:table-cell table:formula="of:=[.E24]-[.$D$7]" office:value-type="float" office:value="0.260278083873106" calcext:value-type="float">
            <text:p>0,260</text:p>
          </table:table-cell>
          <table:table-cell table:formula="of:=[.K24]*[.$D$8]" office:value-type="float" office:value="1.30139041936553" calcext:value-type="float">
            <text:p>1,301</text:p>
          </table:table-cell>
          <table:table-cell table:formula="of:=[.$D$7]+[.L24]" office:value-type="float" office:value="3.80139041936553" calcext:value-type="float">
            <text:p>3,801</text:p>
          </table:table-cell>
          <table:table-cell table:formula="of:=INT(([.L24]+[.$D$7])/[.$D$5]*1023)" office:value-type="float" office:value="777" calcext:value-type="float">
            <text:p>777</text:p>
          </table:table-cell>
          <table:table-cell table:formula="of:=([.B25]-[.B24])/([.A25]-[.A24])" office:value-type="float" office:value="3.83299999999999" calcext:value-type="float">
            <text:p>3,833</text:p>
          </table:table-cell>
          <table:table-cell table:formula="of:=([.E25]-[.E24])/([.A25]-[.A24])*1000" office:value-type="float" office:value="3.78062494969256" calcext:value-type="float">
            <text:p>3,78</text:p>
          </table:table-cell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70.75" calcext:value-type="float">
            <text:p>1270,75</text:p>
          </table:table-cell>
          <table:table-cell table:formula="of:=([.B25]-[.B24])/([.A25]-[.A24])" office:value-type="float" office:value="3.83299999999999" calcext:value-type="float">
            <text:p>3,83299999999999</text:p>
          </table:table-cell>
          <table:table-cell table:style-name="ce3" table:formula="of:=[.$D$3]" office:value-type="float" office:value="1000" calcext:value-type="float">
            <text:p>1000</text:p>
          </table:table-cell>
          <table:table-cell table:style-name="ce8" table:formula="of:=[.$D$4]*[.B25]/([.D25]+[.B25])" office:value-type="float" office:value="2.79808433337003" calcext:value-type="float">
            <text:p>2,798</text:p>
          </table:table-cell>
          <table:table-cell table:style-name="ce8" table:formula="of:=[.E25]-[.$E$17]" office:value-type="float" office:value="0.298084333370032" calcext:value-type="float">
            <text:p>0,298</text:p>
          </table:table-cell>
          <table:table-cell table:style-name="ce12" table:formula="of:=[.F25]/[.$D$4]" office:value-type="percentage" office:value="0.0596168666740064" calcext:value-type="percentage">
            <text:p>5,96 %</text:p>
          </table:table-cell>
          <table:table-cell table:style-name="ce8" table:formula="of:=[.E25]-[.$D$6]/1000" office:value-type="float" office:value="2.79708433337003" calcext:value-type="float">
            <text:p>2,797</text:p>
          </table:table-cell>
          <table:table-cell table:style-name="ce8" table:formula="of:=[.E25]+[.$D$6]/1000" office:value-type="float" office:value="2.79908433337003" calcext:value-type="float">
            <text:p>2,799</text:p>
          </table:table-cell>
          <table:table-cell table:style-name="ce12" table:formula="of:=ABS([.H25]/[.E25]-1)" office:value-type="percentage" office:value="0.000357387369663509" calcext:value-type="percentage">
            <text:p>0,04 %</text:p>
          </table:table-cell>
          <table:table-cell table:style-name="ce8" table:formula="of:=[.E25]-[.$D$7]" office:value-type="float" office:value="0.298084333370032" calcext:value-type="float">
            <text:p>0,298</text:p>
          </table:table-cell>
          <table:table-cell table:style-name="ce8" table:formula="of:=[.K25]*[.$D$8]" office:value-type="float" office:value="1.49042166685016" calcext:value-type="float">
            <text:p>1,490</text:p>
          </table:table-cell>
          <table:table-cell table:style-name="ce17" table:formula="of:=[.$D$7]+[.L25]" office:value-type="float" office:value="3.99042166685016" calcext:value-type="float">
            <text:p>3,990</text:p>
          </table:table-cell>
          <table:table-cell table:style-name="ce3" table:formula="of:=INT(([.L25]+[.$D$7])/[.$D$5]*1023)" office:value-type="float" office:value="816" calcext:value-type="float">
            <text:p>816</text:p>
          </table:table-cell>
          <table:table-cell table:formula="of:=([.B26]-[.B25])/([.A26]-[.A25])" office:value-type="float" office:value="3.822" calcext:value-type="float">
            <text:p>3,822</text:p>
          </table:table-cell>
          <table:table-cell table:formula="of:=([.E26]-[.E25])/([.A26]-[.A25])*1000" office:value-type="float" office:value="3.64479472572605" calcext:value-type="float">
            <text:p>3,6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08.97" calcext:value-type="float">
            <text:p>1308,97</text:p>
          </table:table-cell>
          <table:table-cell table:formula="of:=([.B26]-[.B25])/([.A26]-[.A25])" office:value-type="float" office:value="3.822" calcext:value-type="float">
            <text:p>3,822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6]/([.D26]+[.B26])" office:value-type="float" office:value="2.83453228062729" calcext:value-type="float">
            <text:p>2,835</text:p>
          </table:table-cell>
          <table:table-cell table:formula="of:=[.E26]-[.$E$17]" office:value-type="float" office:value="0.334532280627292" calcext:value-type="float">
            <text:p>0,335</text:p>
          </table:table-cell>
          <table:table-cell table:formula="of:=[.F26]/[.$D$4]" office:value-type="percentage" office:value="0.0669064561254585" calcext:value-type="percentage">
            <text:p>6,69 %</text:p>
          </table:table-cell>
          <table:table-cell table:formula="of:=[.E26]-[.$D$6]/1000" office:value-type="float" office:value="2.83353228062729" calcext:value-type="float">
            <text:p>2,834</text:p>
          </table:table-cell>
          <table:table-cell table:formula="of:=[.E26]+[.$D$6]/1000" office:value-type="float" office:value="2.83553228062729" calcext:value-type="float">
            <text:p>2,836</text:p>
          </table:table-cell>
          <table:table-cell table:formula="of:=ABS([.H26]/[.E26]-1)" office:value-type="percentage" office:value="0.000352791889806414" calcext:value-type="percentage">
            <text:p>0,04 %</text:p>
          </table:table-cell>
          <table:table-cell table:formula="of:=[.E26]-[.$D$7]" office:value-type="float" office:value="0.334532280627292" calcext:value-type="float">
            <text:p>0,335</text:p>
          </table:table-cell>
          <table:table-cell table:formula="of:=[.K26]*[.$D$8]" office:value-type="float" office:value="1.67266140313646" calcext:value-type="float">
            <text:p>1,673</text:p>
          </table:table-cell>
          <table:table-cell table:formula="of:=[.$D$7]+[.L26]" office:value-type="float" office:value="4.17266140313646" calcext:value-type="float">
            <text:p>4,173</text:p>
          </table:table-cell>
          <table:table-cell table:formula="of:=INT(([.L26]+[.$D$7])/[.$D$5]*1023)" office:value-type="float" office:value="853" calcext:value-type="float">
            <text:p>853</text:p>
          </table:table-cell>
          <table:table-cell table:formula="of:=([.B27]-[.B26])/([.A27]-[.A26])" office:value-type="float" office:value="3.80999999999999" calcext:value-type="float">
            <text:p>3,810</text:p>
          </table:table-cell>
          <table:table-cell table:formula="of:=([.E27]-[.E26])/([.A27]-[.A26])*1000" office:value-type="float" office:value="3.5152049196701" calcext:value-type="float">
            <text:p>3,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347.07" calcext:value-type="float">
            <text:p>1347,07</text:p>
          </table:table-cell>
          <table:table-cell table:style-name="ce5" table:formula="of:=([.B27]-[.B26])/([.A27]-[.A26])" office:value-type="float" office:value="3.80999999999999" calcext:value-type="float">
            <text:p>3,810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7]/([.D27]+[.B27])" office:value-type="float" office:value="2.86968432982399" calcext:value-type="float">
            <text:p>2,870</text:p>
          </table:table-cell>
          <table:table-cell table:formula="of:=[.E27]-[.$E$17]" office:value-type="float" office:value="0.369684329823993" calcext:value-type="float">
            <text:p>0,370</text:p>
          </table:table-cell>
          <table:table-cell table:formula="of:=[.F27]/[.$D$4]" office:value-type="percentage" office:value="0.0739368659647987" calcext:value-type="percentage">
            <text:p>7,39 %</text:p>
          </table:table-cell>
          <table:table-cell table:formula="of:=[.E27]-[.$D$6]/1000" office:value-type="float" office:value="2.86868432982399" calcext:value-type="float">
            <text:p>2,869</text:p>
          </table:table-cell>
          <table:table-cell table:formula="of:=[.E27]+[.$D$6]/1000" office:value-type="float" office:value="2.87068432982399" calcext:value-type="float">
            <text:p>2,871</text:p>
          </table:table-cell>
          <table:table-cell table:formula="of:=ABS([.H27]/[.E27]-1)" office:value-type="percentage" office:value="0.000348470383870092" calcext:value-type="percentage">
            <text:p>0,03 %</text:p>
          </table:table-cell>
          <table:table-cell table:formula="of:=[.E27]-[.$D$7]" office:value-type="float" office:value="0.369684329823993" calcext:value-type="float">
            <text:p>0,370</text:p>
          </table:table-cell>
          <table:table-cell table:formula="of:=[.K27]*[.$D$8]" office:value-type="float" office:value="1.84842164911997" calcext:value-type="float">
            <text:p>1,848</text:p>
          </table:table-cell>
          <table:table-cell table:formula="of:=[.$D$7]+[.L27]" office:value-type="float" office:value="4.34842164911997" calcext:value-type="float">
            <text:p>4,348</text:p>
          </table:table-cell>
          <table:table-cell table:formula="of:=INT(([.L27]+[.$D$7])/[.$D$5]*1023)" office:value-type="float" office:value="889" calcext:value-type="float">
            <text:p>889</text:p>
          </table:table-cell>
          <table:table-cell table:formula="of:=([.B28]-[.B27])/([.A28]-[.A27])" office:value-type="float" office:value="3.799" calcext:value-type="float">
            <text:p>3,799</text:p>
          </table:table-cell>
          <table:table-cell table:formula="of:=([.E28]-[.E27])/([.A28]-[.A27])*1000" office:value-type="float" office:value="3.3932350678803" calcext:value-type="float">
            <text:p>3,3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85.06" calcext:value-type="float">
            <text:p>1385,06</text:p>
          </table:table-cell>
          <table:table-cell table:style-name="ce5" table:formula="of:=([.B28]-[.B27])/([.A28]-[.A27])" office:value-type="float" office:value="3.799" calcext:value-type="float">
            <text:p>3,799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8]/([.D28]+[.B28])" office:value-type="float" office:value="2.9036166805028" calcext:value-type="float">
            <text:p>2,904</text:p>
          </table:table-cell>
          <table:table-cell table:formula="of:=[.E28]-[.$E$17]" office:value-type="float" office:value="0.403616680502796" calcext:value-type="float">
            <text:p>0,404</text:p>
          </table:table-cell>
          <table:table-cell table:formula="of:=[.F28]/[.$D$4]" office:value-type="percentage" office:value="0.0807233361005593" calcext:value-type="percentage">
            <text:p>8,07 %</text:p>
          </table:table-cell>
          <table:table-cell table:formula="of:=[.E28]-[.$D$6]/1000" office:value-type="float" office:value="2.9026166805028" calcext:value-type="float">
            <text:p>2,903</text:p>
          </table:table-cell>
          <table:table-cell table:formula="of:=[.E28]+[.$D$6]/1000" office:value-type="float" office:value="2.9046166805028" calcext:value-type="float">
            <text:p>2,905</text:p>
          </table:table-cell>
          <table:table-cell table:formula="of:=ABS([.H28]/[.E28]-1)" office:value-type="percentage" office:value="0.000344398076617569" calcext:value-type="percentage">
            <text:p>0,03 %</text:p>
          </table:table-cell>
          <table:table-cell table:formula="of:=[.E28]-[.$D$7]" office:value-type="float" office:value="0.403616680502796" calcext:value-type="float">
            <text:p>0,404</text:p>
          </table:table-cell>
          <table:table-cell table:formula="of:=[.K28]*[.$D$8]" office:value-type="float" office:value="2.01808340251398" calcext:value-type="float">
            <text:p>2,018</text:p>
          </table:table-cell>
          <table:table-cell table:formula="of:=[.$D$7]+[.L28]" office:value-type="float" office:value="4.51808340251398" calcext:value-type="float">
            <text:p>4,518</text:p>
          </table:table-cell>
          <table:table-cell table:formula="of:=INT(([.L28]+[.$D$7])/[.$D$5]*1023)" office:value-type="float" office:value="924" calcext:value-type="float">
            <text:p>924</text:p>
          </table:table-cell>
          <table:table-cell table:formula="of:=([.B29]-[.B28])/([.A29]-[.A28])" office:value-type="float" office:value="3.78400000000001" calcext:value-type="float">
            <text:p>3,784</text:p>
          </table:table-cell>
          <table:table-cell table:formula="of:=([.E29]-[.E28])/([.A29]-[.A28])*1000" office:value-type="float" office:value="3.27405773287279" calcext:value-type="float">
            <text:p>3,27</text:p>
          </table:table-cell>
        </table:table-row>
        <table:table-row table:style-name="ro2"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422.9" calcext:value-type="float">
            <text:p>1422,9</text:p>
          </table:table-cell>
          <table:table-cell table:style-name="ce5" table:formula="of:=([.B29]-[.B28])/([.A29]-[.A28])" office:value-type="float" office:value="3.78400000000001" calcext:value-type="float">
            <text:p>3,784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29]/([.D29]+[.B29])" office:value-type="float" office:value="2.93635725783152" calcext:value-type="float">
            <text:p>2,936</text:p>
          </table:table-cell>
          <table:table-cell table:formula="of:=[.E29]-[.$E$17]" office:value-type="float" office:value="0.436357257831524" calcext:value-type="float">
            <text:p>0,436</text:p>
          </table:table-cell>
          <table:table-cell table:formula="of:=[.F29]/[.$D$4]" office:value-type="percentage" office:value="0.0872714515663049" calcext:value-type="percentage">
            <text:p>8,73 %</text:p>
          </table:table-cell>
          <table:table-cell table:formula="of:=[.E29]-[.$D$6]/1000" office:value-type="float" office:value="2.93535725783152" calcext:value-type="float">
            <text:p>2,935</text:p>
          </table:table-cell>
          <table:table-cell table:formula="of:=[.E29]+[.$D$6]/1000" office:value-type="float" office:value="2.93735725783152" calcext:value-type="float">
            <text:p>2,937</text:p>
          </table:table-cell>
          <table:table-cell table:formula="of:=ABS([.H29]/[.E29]-1)" office:value-type="percentage" office:value="0.000340558015320735" calcext:value-type="percentage">
            <text:p>0,03 %</text:p>
          </table:table-cell>
          <table:table-cell table:formula="of:=[.E29]-[.$D$7]" office:value-type="float" office:value="0.436357257831524" calcext:value-type="float">
            <text:p>0,436</text:p>
          </table:table-cell>
          <table:table-cell table:formula="of:=[.K29]*[.$D$8]" office:value-type="float" office:value="2.18178628915762" calcext:value-type="float">
            <text:p>2,182</text:p>
          </table:table-cell>
          <table:table-cell table:formula="of:=[.$D$7]+[.L29]" office:value-type="float" office:value="4.68178628915762" calcext:value-type="float">
            <text:p>4,682</text:p>
          </table:table-cell>
          <table:table-cell table:formula="of:=INT(([.L29]+[.$D$7])/[.$D$5]*1023)" office:value-type="float" office:value="957" calcext:value-type="float">
            <text:p>957</text:p>
          </table:table-cell>
          <table:table-cell table:formula="of:=([.B30]-[.B29])/([.A30]-[.A29])" office:value-type="float" office:value="3.76" calcext:value-type="float">
            <text:p>3,760</text:p>
          </table:table-cell>
          <table:table-cell table:formula="of:=([.E30]-[.E29])/([.A30]-[.A29])*1000" office:value-type="float" office:value="3.01530980086017" calcext:value-type="float">
            <text:p>3,02</text:p>
          </table:table-cell>
        </table:table-row>
        <table:table-row table:style-name="ro2"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573.3" calcext:value-type="float">
            <text:p>1573,3</text:p>
          </table:table-cell>
          <table:table-cell table:style-name="ce5" table:formula="of:=([.B30]-[.B29])/([.A30]-[.A29])" office:value-type="float" office:value="3.76" calcext:value-type="float">
            <text:p>3,760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30]/([.D30]+[.B30])" office:value-type="float" office:value="3.05696964986593" calcext:value-type="float">
            <text:p>3,057</text:p>
          </table:table-cell>
          <table:table-cell table:formula="of:=[.E30]-[.$E$17]" office:value-type="float" office:value="0.556969649865931" calcext:value-type="float">
            <text:p>0,557</text:p>
          </table:table-cell>
          <table:table-cell table:formula="of:=[.F30]/[.$D$4]" office:value-type="percentage" office:value="0.111393929973186" calcext:value-type="percentage">
            <text:p>11,14 %</text:p>
          </table:table-cell>
          <table:table-cell table:formula="of:=[.E30]-[.$D$6]/1000" office:value-type="float" office:value="3.05596964986593" calcext:value-type="float">
            <text:p>3,056</text:p>
          </table:table-cell>
          <table:table-cell table:formula="of:=[.E30]+[.$D$6]/1000" office:value-type="float" office:value="3.05796964986593" calcext:value-type="float">
            <text:p>3,058</text:p>
          </table:table-cell>
          <table:table-cell table:formula="of:=ABS([.H30]/[.E30]-1)" office:value-type="percentage" office:value="0.000327121337316383" calcext:value-type="percentage">
            <text:p>0,03 %</text:p>
          </table:table-cell>
          <table:table-cell table:formula="of:=[.E30]-[.$D$7]" office:value-type="float" office:value="0.556969649865931" calcext:value-type="float">
            <text:p>0,557</text:p>
          </table:table-cell>
          <table:table-cell table:formula="of:=[.K30]*[.$D$8]" office:value-type="float" office:value="2.78484824932965" calcext:value-type="float">
            <text:p>2,785</text:p>
          </table:table-cell>
          <table:table-cell table:formula="of:=[.$D$7]+[.L30]" office:value-type="float" office:value="5.28484824932965" calcext:value-type="float">
            <text:p>5,285</text:p>
          </table:table-cell>
          <table:table-cell table:formula="of:=INT(([.L30]+[.$D$7])/[.$D$5]*1023)" office:value-type="float" office:value="1081" calcext:value-type="float">
            <text:p>1081</text:p>
          </table:table-cell>
          <table:table-cell table:formula="of:=([.B31]-[.B30])/([.A31]-[.A30])" office:value-type="float" office:value="3.706" calcext:value-type="float">
            <text:p>3,706</text:p>
          </table:table-cell>
          <table:table-cell table:formula="of:=([.E31]-[.E30])/([.A31]-[.A30])*1000" office:value-type="float" office:value="2.6103351256423" calcext:value-type="float">
            <text:p>2,61</text:p>
          </table:table-cell>
        </table:table-row>
        <table:table-row table:style-name="ro2"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758.6" calcext:value-type="float">
            <text:p>1758,6</text:p>
          </table:table-cell>
          <table:table-cell table:style-name="ce5" table:formula="of:=([.B31]-[.B30])/([.A31]-[.A30])" office:value-type="float" office:value="3.706" calcext:value-type="float">
            <text:p>3,706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31]/([.D31]+[.B31])" office:value-type="float" office:value="3.18748640614805" calcext:value-type="float">
            <text:p>3,187</text:p>
          </table:table-cell>
          <table:table-cell table:formula="of:=[.E31]-[.$E$17]" office:value-type="float" office:value="0.687486406148046" calcext:value-type="float">
            <text:p>0,687</text:p>
          </table:table-cell>
          <table:table-cell table:formula="of:=[.F31]/[.$D$4]" office:value-type="percentage" office:value="0.137497281229609" calcext:value-type="percentage">
            <text:p>13,75 %</text:p>
          </table:table-cell>
          <table:table-cell table:formula="of:=[.E31]-[.$D$6]/1000" office:value-type="float" office:value="3.18648640614805" calcext:value-type="float">
            <text:p>3,186</text:p>
          </table:table-cell>
          <table:table-cell table:formula="of:=[.E31]+[.$D$6]/1000" office:value-type="float" office:value="3.18848640614805" calcext:value-type="float">
            <text:p>3,188</text:p>
          </table:table-cell>
          <table:table-cell table:formula="of:=ABS([.H31]/[.E31]-1)" office:value-type="percentage" office:value="0.000313726828158778" calcext:value-type="percentage">
            <text:p>0,03 %</text:p>
          </table:table-cell>
          <table:table-cell table:formula="of:=[.E31]-[.$D$7]" office:value-type="float" office:value="0.687486406148046" calcext:value-type="float">
            <text:p>0,687</text:p>
          </table:table-cell>
          <table:table-cell table:formula="of:=[.K31]*[.$D$8]" office:value-type="float" office:value="3.43743203074023" calcext:value-type="float">
            <text:p>3,437</text:p>
          </table:table-cell>
          <table:table-cell table:formula="of:=[.$D$7]+[.L31]" office:value-type="float" office:value="5.93743203074023" calcext:value-type="float">
            <text:p>5,937</text:p>
          </table:table-cell>
          <table:table-cell table:formula="of:=INT(([.L31]+[.$D$7])/[.$D$5]*1023)" office:value-type="float" office:value="1214" calcext:value-type="float">
            <text:p>1214</text:p>
          </table:table-cell>
          <table:table-cell table:formula="of:=([.B32]-[.B31])/([.A32]-[.A31])" office:value-type="float" office:value="3.648" calcext:value-type="float">
            <text:p>3,648</text:p>
          </table:table-cell>
          <table:table-cell table:formula="of:=([.E32]-[.E31])/([.A32]-[.A31])*1000" office:value-type="float" office:value="2.24823175463174" calcext:value-type="float">
            <text:p>2,25</text:p>
          </table:table-cell>
        </table:table-row>
        <table:table-row table:style-name="ro2"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1941" calcext:value-type="float">
            <text:p>1941</text:p>
          </table:table-cell>
          <table:table-cell table:style-name="ce5" table:formula="of:=([.B32]-[.B31])/([.A32]-[.A31])" office:value-type="float" office:value="3.648" calcext:value-type="float">
            <text:p>3,648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32]/([.D32]+[.B32])" office:value-type="float" office:value="3.29989799387963" calcext:value-type="float">
            <text:p>3,300</text:p>
          </table:table-cell>
          <table:table-cell table:formula="of:=[.E32]-[.$E$17]" office:value-type="float" office:value="0.799897993879633" calcext:value-type="float">
            <text:p>0,800</text:p>
          </table:table-cell>
          <table:table-cell table:formula="of:=[.F32]/[.$D$4]" office:value-type="percentage" office:value="0.159979598775927" calcext:value-type="percentage">
            <text:p>16,00 %</text:p>
          </table:table-cell>
          <table:table-cell table:formula="of:=[.E32]-[.$D$6]/1000" office:value-type="float" office:value="3.29889799387963" calcext:value-type="float">
            <text:p>3,299</text:p>
          </table:table-cell>
          <table:table-cell table:formula="of:=[.E32]+[.$D$6]/1000" office:value-type="float" office:value="3.30089799387963" calcext:value-type="float">
            <text:p>3,301</text:p>
          </table:table-cell>
          <table:table-cell table:formula="of:=ABS([.H32]/[.E32]-1)" office:value-type="percentage" office:value="0.000303039670273009" calcext:value-type="percentage">
            <text:p>0,03 %</text:p>
          </table:table-cell>
          <table:table-cell table:formula="of:=[.E32]-[.$D$7]" office:value-type="float" office:value="0.799897993879633" calcext:value-type="float">
            <text:p>0,800</text:p>
          </table:table-cell>
          <table:table-cell table:formula="of:=[.K32]*[.$D$8]" office:value-type="float" office:value="3.99948996939816" calcext:value-type="float">
            <text:p>3,999</text:p>
          </table:table-cell>
          <table:table-cell table:formula="of:=[.$D$7]+[.L32]" office:value-type="float" office:value="6.49948996939816" calcext:value-type="float">
            <text:p>6,499</text:p>
          </table:table-cell>
          <table:table-cell table:formula="of:=INT(([.L32]+[.$D$7])/[.$D$5]*1023)" office:value-type="float" office:value="1329" calcext:value-type="float">
            <text:p>1329</text:p>
          </table:table-cell>
          <table:table-cell table:formula="of:=([.B33]-[.B32])/([.A33]-[.A32])" office:value-type="float" office:value="3.59" calcext:value-type="float">
            <text:p>3,590</text:p>
          </table:table-cell>
          <table:table-cell table:formula="of:=([.E33]-[.E32])/([.A33]-[.A32])*1000" office:value-type="float" office:value="1.95589367151806" calcext:value-type="float">
            <text:p>1,96</text:p>
          </table:table-cell>
        </table:table-row>
        <table:table-row table:style-name="ro2"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2120.5" calcext:value-type="float">
            <text:p>2120,5</text:p>
          </table:table-cell>
          <table:table-cell table:style-name="ce5" table:formula="of:=([.B33]-[.B32])/([.A33]-[.A32])" office:value-type="float" office:value="3.59" calcext:value-type="float">
            <text:p>3,590</text:p>
          </table:table-cell>
          <table:table-cell table:formula="of:=[.$D$3]" office:value-type="float" office:value="1000" calcext:value-type="float">
            <text:p>1000</text:p>
          </table:table-cell>
          <table:table-cell table:formula="of:=[.$D$4]*[.B33]/([.D33]+[.B33])" office:value-type="float" office:value="3.39769267745554" calcext:value-type="float">
            <text:p>3,398</text:p>
          </table:table-cell>
          <table:table-cell table:formula="of:=[.E33]-[.$E$17]" office:value-type="float" office:value="0.897692677455536" calcext:value-type="float">
            <text:p>0,898</text:p>
          </table:table-cell>
          <table:table-cell table:formula="of:=[.F33]/[.$D$4]" office:value-type="percentage" office:value="0.179538535491107" calcext:value-type="percentage">
            <text:p>17,95 %</text:p>
          </table:table-cell>
          <table:table-cell table:formula="of:=[.E33]-[.$D$6]/1000" office:value-type="float" office:value="3.39669267745554" calcext:value-type="float">
            <text:p>3,397</text:p>
          </table:table-cell>
          <table:table-cell table:formula="of:=[.E33]+[.$D$6]/1000" office:value-type="float" office:value="3.39869267745554" calcext:value-type="float">
            <text:p>3,399</text:p>
          </table:table-cell>
          <table:table-cell table:formula="of:=ABS([.H33]/[.E33]-1)" office:value-type="percentage" office:value="0.000294317377976805" calcext:value-type="percentage">
            <text:p>0,03 %</text:p>
          </table:table-cell>
          <table:table-cell table:formula="of:=[.E33]-[.$D$7]" office:value-type="float" office:value="0.897692677455536" calcext:value-type="float">
            <text:p>0,898</text:p>
          </table:table-cell>
          <table:table-cell table:formula="of:=[.K33]*[.$D$8]" office:value-type="float" office:value="4.48846338727768" calcext:value-type="float">
            <text:p>4,488</text:p>
          </table:table-cell>
          <table:table-cell table:formula="of:=[.$D$7]+[.L33]" office:value-type="float" office:value="6.98846338727768" calcext:value-type="float">
            <text:p>6,988</text:p>
          </table:table-cell>
          <table:table-cell table:formula="of:=INT(([.L33]+[.$D$7])/[.$D$5]*1023)" office:value-type="float" office:value="1429" calcext:value-type="float">
            <text:p>1429</text:p>
          </table:table-cell>
          <table:table-cell table:formula="of:=([.B34]-[.B33])/([.A34]-[.A33])" office:value-type="float" office:value="7.06833333333333" calcext:value-type="float">
            <text:p>7,068</text:p>
          </table:table-cell>
          <table:table-cell/>
        </table:table-row>
        <calcext:conditional-formats>
          <calcext:conditional-format calcext:target-range-address="'Pt1000 Offset OpAmp'.M13:'Pt1000 Offset OpAmp'.M33">
            <calcext:condition calcext:apply-style-name="Accent 1" calcext:value="&gt;4" calcext:base-cell-address="'Pt1000 Offset OpAmp'.M13"/>
          </calcext:conditional-format>
        </calcext:conditional-formats>
      </table:table>
      <table:table table:name="Pt1000 Tabelle" table:style-name="ta1">
        <table:table-column table:style-name="co14" table:default-cell-style-name="ce38"/>
        <table:table-column table:style-name="co15" table:default-cell-style-name="ce38"/>
        <table:table-row table:style-name="ro3">
          <table:table-cell table:style-name="ce36" office:value-type="string" calcext:value-type="string">
            <text:p>Temperatur</text:p>
            <text:p>in °C</text:p>
          </table:table-cell>
          <table:table-cell table:style-name="ce40" office:value-type="string" calcext:value-type="string">
            <text:p>Pt1000</text:p>
          </table:table-cell>
        </table:table-row>
        <table:table-row table:style-name="ro4">
          <table:table-cell table:style-name="ce37"/>
          <table:table-cell table:style-name="ce40" office:value-type="string" calcext:value-type="string">
            <text:p>Typ: 501</text:p>
          </table:table-cell>
        </table:table-row>
        <table:table-row table:style-name="ro4">
          <table:table-cell office:value-type="string" calcext:value-type="string">
            <text:p>−200</text:p>
          </table:table-cell>
          <table:table-cell office:value-type="float" office:value="185.2" calcext:value-type="float">
            <text:p>185,2</text:p>
          </table:table-cell>
        </table:table-row>
        <table:table-row table:style-name="ro4">
          <table:table-cell office:value-type="string" calcext:value-type="string">
            <text:p>−100</text:p>
          </table:table-cell>
          <table:table-cell office:value-type="float" office:value="602.6" calcext:value-type="float">
            <text:p>602,6</text:p>
          </table:table-cell>
        </table:table-row>
        <table:table-row table:style-name="ro4">
          <table:table-cell office:value-type="string" calcext:value-type="string">
            <text:p>−50</text:p>
          </table:table-cell>
          <table:table-cell office:value-type="float" office:value="803.1" calcext:value-type="float">
            <text:p>803,1</text:p>
          </table:table-cell>
        </table:table-row>
        <table:table-row table:style-name="ro4">
          <table:table-cell office:value-type="string" calcext:value-type="string">
            <text:p>−45</text:p>
          </table:table-cell>
          <table:table-cell office:value-type="float" office:value="822.9" calcext:value-type="float">
            <text:p>822,9</text:p>
          </table:table-cell>
        </table:table-row>
        <table:table-row table:style-name="ro4">
          <table:table-cell office:value-type="string" calcext:value-type="string">
            <text:p>−40</text:p>
          </table:table-cell>
          <table:table-cell office:value-type="float" office:value="842.7" calcext:value-type="float">
            <text:p>842,7</text:p>
          </table:table-cell>
        </table:table-row>
        <table:table-row table:style-name="ro4">
          <table:table-cell office:value-type="string" calcext:value-type="string">
            <text:p>−35</text:p>
          </table:table-cell>
          <table:table-cell office:value-type="float" office:value="862.5" calcext:value-type="float">
            <text:p>862,5</text:p>
          </table:table-cell>
        </table:table-row>
        <table:table-row table:style-name="ro4">
          <table:table-cell office:value-type="string" calcext:value-type="string">
            <text:p>−30</text:p>
          </table:table-cell>
          <table:table-cell office:value-type="float" office:value="882.2" calcext:value-type="float">
            <text:p>882,2</text:p>
          </table:table-cell>
        </table:table-row>
        <table:table-row table:style-name="ro4">
          <table:table-cell office:value-type="string" calcext:value-type="string">
            <text:p>−25</text:p>
          </table:table-cell>
          <table:table-cell office:value-type="float" office:value="901.9" calcext:value-type="float">
            <text:p>901,9</text:p>
          </table:table-cell>
        </table:table-row>
        <table:table-row table:style-name="ro4">
          <table:table-cell office:value-type="string" calcext:value-type="string">
            <text:p>−20</text:p>
          </table:table-cell>
          <table:table-cell office:value-type="float" office:value="921.6" calcext:value-type="float">
            <text:p>921,6</text:p>
          </table:table-cell>
        </table:table-row>
        <table:table-row table:style-name="ro4">
          <table:table-cell office:value-type="string" calcext:value-type="string">
            <text:p>−15</text:p>
          </table:table-cell>
          <table:table-cell office:value-type="float" office:value="941.2" calcext:value-type="float">
            <text:p>941,2</text:p>
          </table:table-cell>
        </table:table-row>
        <table:table-row table:style-name="ro4">
          <table:table-cell office:value-type="string" calcext:value-type="string">
            <text:p>−10</text:p>
          </table:table-cell>
          <table:table-cell office:value-type="float" office:value="960.9" calcext:value-type="float">
            <text:p>960,9</text:p>
          </table:table-cell>
        </table:table-row>
        <table:table-row table:style-name="ro4">
          <table:table-cell office:value-type="string" calcext:value-type="string">
            <text:p>−5</text:p>
          </table:table-cell>
          <table:table-cell office:value-type="float" office:value="980.4" calcext:value-type="float">
            <text:p>980,4</text:p>
          </table:table-cell>
        </table:table-row>
        <table:table-row table:style-name="ro4">
          <table:table-cell office:value-type="string" calcext:value-type="string">
            <text:p>±0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19.5" calcext:value-type="float">
            <text:p>1019,5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39" calcext:value-type="float">
            <text:p>1039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058.5" calcext:value-type="float">
            <text:p>1058,5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77.9" calcext:value-type="float">
            <text:p>1077,9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1097.3" calcext:value-type="float">
            <text:p>1097,3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116.7" calcext:value-type="float">
            <text:p>1116,7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1136.1" calcext:value-type="float">
            <text:p>1136,1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155.4" calcext:value-type="float">
            <text:p>1155,4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174.7" calcext:value-type="float">
            <text:p>1174,7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194" calcext:value-type="float">
            <text:p>1194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1213.2" calcext:value-type="float">
            <text:p>1213,2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232.4" calcext:value-type="float">
            <text:p>1232,4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1251.6" calcext:value-type="float">
            <text:p>1251,6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270.7" calcext:value-type="float">
            <text:p>1270,7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1289.9" calcext:value-type="float">
            <text:p>1289,9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float" office:value="1328" calcext:value-type="float">
            <text:p>1328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347.1" calcext:value-type="float">
            <text:p>1347,1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1366.1" calcext:value-type="float">
            <text:p>1366,1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385.1" calcext:value-type="float">
            <text:p>1385,1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422.9" calcext:value-type="float">
            <text:p>1422,9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1573.3" calcext:value-type="float">
            <text:p>1573,3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758.6" calcext:value-type="float">
            <text:p>1758,6</text:p>
          </table:table-cell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1941" calcext:value-type="float">
            <text:p>1941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120.5" calcext:value-type="float">
            <text:p>2120,5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float" office:value="2470.9" calcext:value-type="float">
            <text:p>2470,9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float" office:value="2809.8" calcext:value-type="float">
            <text:p>2809,8</text:p>
          </table:table-cell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float" office:value="3137.1" calcext:value-type="float">
            <text:p>3137,1</text:p>
          </table:table-cell>
        </table:table-row>
        <table:table-row table:style-name="ro4">
          <table:table-cell table:style-name="ce39" office:value-type="float" office:value="700" calcext:value-type="float">
            <text:p>700</text:p>
          </table:table-cell>
          <table:table-cell table:style-name="ce39" office:value-type="float" office:value="3452.8" calcext:value-type="float">
            <text:p>3452,8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3757" calcext:value-type="float">
            <text:p>3757</text:p>
          </table:table-cell>
        </table:table-row>
      </table:table>
      <table:table table:name="Pt1000 Formel" table:style-name="ta1">
        <table:table-column table:style-name="co1" table:number-columns-repeated="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ormel zur Berechnung der Temperatur aus dem Widerstand eines Pt1000 Sensor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derstand bei 0°C: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57" office:value-type="float" office:value="-0.00000567" calcext:value-type="float">
            <text:p>-5,67E-06</text:p>
          </table:table-cell>
          <table:table-cell table:style-name="ce57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0.0024984" calcext:value-type="float">
            <text:p>0,00249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2.22764" calcext:value-type="float">
            <text:p>2,227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-242.078" calcext:value-type="float">
            <text:p>-242,078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t1000 ist</text:p>
          </table:table-cell>
          <table:table-cell table:style-name="ce19" office:value-type="float" office:value="1079.8" calcext:value-type="float">
            <text:p>1079,8</text:p>
          </table:table-cell>
          <table:table-cell/>
          <table:table-cell table:formula="of:=[.C12]/10" office:value-type="float" office:value="107.98" calcext:value-type="float">
            <text:p>107,98</text:p>
          </table:table-cell>
          <table:table-cell office:value-type="string" calcext:value-type="string">
            <text:p>Ohm</text:p>
          </table:table-cell>
          <table:table-cell table:style-name="ce4" table:formula="of:=[.$C$6]*[.E12]^3+[.$C$7]*[.E12]^2+[.$C$8]*[.E12]+[.$C$9]" office:value-type="float" office:value="20.4545130293734" calcext:value-type="float">
            <text:p>20,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t1000 ist</text:p>
          </table:table-cell>
          <table:table-cell table:style-name="ce19" office:value-type="float" office:value="1279.3" calcext:value-type="float">
            <text:p>1279,3</text:p>
          </table:table-cell>
          <table:table-cell table:formula="of:=[.C13]-[.C12]" office:value-type="float" office:value="199.5" calcext:value-type="float">
            <text:p>199,5</text:p>
          </table:table-cell>
          <table:table-cell table:formula="of:=[.C13]/10" office:value-type="float" office:value="127.93" calcext:value-type="float">
            <text:p>127,93</text:p>
          </table:table-cell>
          <table:table-cell office:value-type="string" calcext:value-type="string">
            <text:p>Ohm</text:p>
          </table:table-cell>
          <table:table-cell table:style-name="ce4" table:formula="of:=[.$C$6]*[.E13]^3+[.$C$7]*[.E13]^2+[.$C$8]*[.E13]+[.$C$9]" office:value-type="float" office:value="71.9216576362328" calcext:value-type="float">
            <text:p>71,92</text:p>
          </table:table-cell>
          <table:table-cell table:style-name="ce4" table:formula="of:=[.G13]-[.G12]" office:value-type="float" office:value="51.4671446068595" calcext:value-type="float">
            <text:p>51,47</text:p>
          </table:table-cell>
          <table:table-cell table:style-name="ce4" table:formula="of:=[.G13]-[.G12]" office:value-type="float" office:value="51.4671446068595" calcext:value-type="float">
            <text:p>51,47</text:p>
          </table:table-cell>
        </table:table-row>
        <table:table-row table:style-name="ro1">
          <table:table-cell/>
          <table:table-cell office:value-type="string" calcext:value-type="string">
            <text:p>Pt1000 ist</text:p>
          </table:table-cell>
          <table:table-cell table:style-name="ce19" office:value-type="float" office:value="1477" calcext:value-type="float">
            <text:p>1477,0</text:p>
          </table:table-cell>
          <table:table-cell table:formula="of:=[.C14]-[.C13]" office:value-type="float" office:value="197.7" calcext:value-type="float">
            <text:p>197,7</text:p>
          </table:table-cell>
          <table:table-cell table:formula="of:=[.C14]/10" office:value-type="float" office:value="147.7" calcext:value-type="float">
            <text:p>147,7</text:p>
          </table:table-cell>
          <table:table-cell office:value-type="string" calcext:value-type="string">
            <text:p>Ohm</text:p>
          </table:table-cell>
          <table:table-cell table:style-name="ce4" table:formula="of:=[.$C$6]*[.E14]^3+[.$C$7]*[.E14]^2+[.$C$8]*[.E14]+[.$C$9]" office:value-type="float" office:value="123.17833758789" calcext:value-type="float">
            <text:p>123,18</text:p>
          </table:table-cell>
          <table:table-cell table:style-name="ce4" table:formula="of:=[.G14]-[.G13]" office:value-type="float" office:value="51.2566799516572" calcext:value-type="float">
            <text:p>51,26</text:p>
          </table:table-cell>
          <table:table-cell table:style-name="ce4" table:formula="of:=[.G14]-[.G12]" office:value-type="float" office:value="102.723824558517" calcext:value-type="float">
            <text:p>102,72</text:p>
          </table:table-cell>
        </table:table-row>
        <table:table-row table:style-name="ro1">
          <table:table-cell/>
          <table:table-cell office:value-type="string" calcext:value-type="string">
            <text:p>Pt1000 ist</text:p>
          </table:table-cell>
          <table:table-cell table:style-name="ce19" office:value-type="float" office:value="1672.1" calcext:value-type="float">
            <text:p>1672,1</text:p>
          </table:table-cell>
          <table:table-cell table:formula="of:=[.C15]-[.C14]" office:value-type="float" office:value="195.1" calcext:value-type="float">
            <text:p>195,1</text:p>
          </table:table-cell>
          <table:table-cell table:formula="of:=[.C15]/10" office:value-type="float" office:value="167.21" calcext:value-type="float">
            <text:p>167,21</text:p>
          </table:table-cell>
          <table:table-cell office:value-type="string" calcext:value-type="string">
            <text:p>Ohm</text:p>
          </table:table-cell>
          <table:table-cell table:style-name="ce4" table:formula="of:=[.$C$6]*[.E15]^3+[.$C$7]*[.E15]^2+[.$C$8]*[.E15]+[.$C$9]" office:value-type="float" office:value="173.751347122483" calcext:value-type="float">
            <text:p>173,75</text:p>
          </table:table-cell>
          <table:table-cell table:style-name="ce4" table:formula="of:=[.G15]-[.G14]" office:value-type="float" office:value="50.5730095345931" calcext:value-type="float">
            <text:p>50,57</text:p>
          </table:table-cell>
          <table:table-cell table:style-name="ce4" table:formula="of:=[.G15]-[.G12]" office:value-type="float" office:value="153.29683409311" calcext:value-type="float">
            <text:p>153,30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 style:data-style-name="N2" text:time-value="10:44:49.917950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1:24:27.802935992</meta:creation-date>
    <dc:date>2020-04-29T11:07:53.215019942</dc:date>
    <meta:editing-duration>PT31M50S</meta:editing-duration>
    <meta:editing-cycles>8</meta:editing-cycles>
    <meta:generator>LibreOffice/6.1.0.3$MacOSX_X86_64 LibreOffice_project/efb621ed25068d70781dc026f7e9c5187a4decd1</meta:generator>
    <meta:document-statistic meta:table-count="4" meta:cell-count="600" meta:object-count="0"/>
  </office:meta>
</office:document-meta>
</file>